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in" fo:margin-left="0in" table:align="left" style:writing-mode="lr-tb"/>
    </style:style>
    <style:style style:name="Table1.A" style:family="table-column">
      <style:table-column-properties style:column-width="1.4583in"/>
    </style:style>
    <style:style style:name="Table1.B" style:family="table-column">
      <style:table-column-properties style:column-width="5.0417in"/>
    </style:style>
    <style:style style:name="Table1.A1" style:family="table-cell">
      <style:table-cell-properties style:vertical-align="top" fo:padding="0.0694in" fo:border="1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officeooo:paragraph-rsid="000e6f47"/>
    </style:style>
    <style:style style:name="P3" style:family="paragraph" style:parent-style-name="Standard">
      <style:paragraph-properties fo:line-height="115%" fo:break-before="auto" fo:break-after="auto" style:writing-mode="lr-tb"/>
      <style:text-properties fo:font-weight="bold" style:font-weight-asian="bold" style:font-weight-complex="bold"/>
    </style:style>
    <style:style style:name="P4" style:family="paragraph" style:parent-style-name="Standard">
      <style:paragraph-properties fo:line-height="115%" fo:break-before="auto" fo:break-after="auto" style:writing-mode="lr-tb"/>
      <style:text-properties fo:font-weight="bold" officeooo:paragraph-rsid="000e6f47" style:font-weight-asian="bold" style:font-weight-complex="bold"/>
    </style:style>
    <style:style style:name="P5" style:family="paragraph" style:parent-style-name="Standard">
      <style:paragraph-properties fo:line-height="115%" fo:break-before="auto" fo:break-after="auto" style:writing-mode="lr-tb"/>
      <style:text-properties fo:font-weight="bold" officeooo:rsid="00095bc2" style:font-weight-asian="bold" style:font-weight-complex="bold"/>
    </style:style>
    <style:style style:name="P6" style:family="paragraph" style:parent-style-name="Standard">
      <style:paragraph-properties fo:line-height="115%" fo:break-before="auto" fo:break-after="auto" style:writing-mode="lr-tb"/>
      <style:text-properties fo:font-size="14pt" style:font-size-asian="14pt" style:font-size-complex="14pt"/>
    </style:style>
    <style:style style:name="P7" style:family="paragraph" style:parent-style-name="Standard">
      <style:paragraph-properties fo:line-height="115%" fo:break-before="auto" fo:break-after="auto" style:writing-mode="lr-tb"/>
      <style:text-properties fo:font-size="10.1999998092651pt" style:font-size-asian="10.1999998092651pt" style:font-size-complex="10.1999998092651pt"/>
    </style:style>
    <style:style style:name="P8" style:family="paragraph" style:parent-style-name="Standard">
      <style:paragraph-properties fo:line-height="115%" fo:break-before="auto" fo:break-after="auto" style:writing-mode="lr-tb"/>
      <style:text-properties style:text-underline-style="solid" style:text-underline-width="auto" style:text-underline-color="font-color"/>
    </style:style>
    <style:style style:name="P9" style:family="paragraph" style:parent-style-name="Standard">
      <style:paragraph-properties fo:line-height="115%" fo:break-before="auto" fo:break-after="auto" style:writing-mode="lr-tb"/>
      <style:text-properties fo:font-weight="normal" officeooo:paragraph-rsid="000e6f47" style:font-weight-asian="normal" style:font-weight-complex="normal"/>
    </style:style>
    <style:style style:name="P10" style:family="paragraph" style:parent-style-name="Standard">
      <style:paragraph-properties fo:line-height="115%" fo:break-before="auto" fo:break-after="auto" style:writing-mode="lr-tb"/>
      <style:text-properties style:font-name="Courier New"/>
    </style:style>
    <style:style style:name="P11" style:family="paragraph" style:parent-style-name="Standard">
      <style:paragraph-properties fo:margin-left="0.5in" fo:margin-right="0in" fo:line-height="115%" fo:text-indent="0in" style:auto-text-indent="false" fo:break-before="auto" fo:break-after="auto" style:writing-mode="lr-tb"/>
    </style:style>
    <style:style style:name="P12" style:family="paragraph" style:parent-style-name="Standard">
      <style:paragraph-properties fo:margin-left="0.5in" fo:margin-right="0in" fo:line-height="115%" fo:text-indent="0.5in" style:auto-text-indent="false" fo:break-before="auto" fo:break-after="auto" style:writing-mode="lr-tb"/>
    </style:style>
    <style:style style:name="P13" style:family="paragraph" style:parent-style-name="Standard">
      <style:paragraph-properties fo:margin-left="0in" fo:margin-right="0in" fo:line-height="115%" fo:text-indent="0.5in" style:auto-text-indent="false" fo:break-before="auto" fo:break-after="auto" style:writing-mode="lr-tb"/>
    </style:style>
    <style:style style:name="P14" style:family="paragraph" style:parent-style-name="Standard">
      <style:paragraph-properties fo:margin-left="0in" fo:margin-right="0in" fo:line-height="115%" fo:text-indent="0in" style:auto-text-indent="false" fo:break-before="auto" fo:break-after="auto" style:writing-mode="lr-tb"/>
    </style:style>
    <style:style style:name="P15" style:family="paragraph" style:parent-style-name="Standard">
      <style:paragraph-properties fo:margin-left="0in" fo:margin-right="0in" fo:line-height="115%" fo:text-indent="0in" style:auto-text-indent="false" fo:break-before="auto" fo:break-after="auto" style:writing-mode="lr-tb"/>
      <style:text-properties fo:font-weight="bold" style:font-weight-asian="bold" style:font-weight-complex="bold"/>
    </style:style>
    <style:style style:name="P16"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7" style:family="paragraph" style:parent-style-name="Standard">
      <style:paragraph-properties fo:line-height="115%" style:writing-mode="lr-tb"/>
      <style:text-properties fo:font-weight="bold" style:font-weight-asian="bold" style:font-weight-complex="bold"/>
    </style:style>
    <style:style style:name="P18" style:family="paragraph" style:parent-style-name="Standard">
      <style:paragraph-properties fo:line-height="115%" style:writing-mode="lr-tb"/>
      <style:text-properties fo:font-weight="bold" officeooo:paragraph-rsid="00095bc2" style:font-weight-asian="bold" style:font-weight-complex="bold"/>
    </style:style>
    <style:style style:name="P19" style:family="paragraph" style:parent-style-name="Standard">
      <style:paragraph-properties fo:line-height="115%" style:writing-mode="lr-tb"/>
      <style:text-properties fo:font-weight="bold" officeooo:rsid="000bde03" officeooo:paragraph-rsid="000bde03" style:font-weight-asian="bold" style:font-weight-complex="bold"/>
    </style:style>
    <style:style style:name="P20" style:family="paragraph" style:parent-style-name="Standard">
      <style:paragraph-properties fo:line-height="115%" style:writing-mode="lr-tb"/>
      <style:text-properties fo:font-weight="bold" officeooo:rsid="000e6f47" officeooo:paragraph-rsid="000e6f47" style:font-weight-asian="bold" style:font-weight-complex="bold"/>
    </style:style>
    <style:style style:name="P21" style:family="paragraph" style:parent-style-name="Standard">
      <style:paragraph-properties fo:line-height="115%" style:writing-mode="lr-tb"/>
      <style:text-properties fo:font-weight="bold" officeooo:rsid="00095bc2" officeooo:paragraph-rsid="000e6f47" style:font-weight-asian="bold" style:font-weight-complex="bold"/>
    </style:style>
    <style:style style:name="P22" style:family="paragraph" style:parent-style-name="Standard">
      <style:paragraph-properties fo:line-height="115%" style:writing-mode="lr-tb"/>
      <style:text-properties fo:font-weight="bold" officeooo:rsid="00146ae7" officeooo:paragraph-rsid="00146ae7" style:font-weight-asian="bold" style:font-weight-complex="bold"/>
    </style:style>
    <style:style style:name="P23" style:family="paragraph" style:parent-style-name="Standard">
      <style:paragraph-properties fo:line-height="115%" style:writing-mode="lr-tb"/>
      <style:text-properties fo:font-weight="normal" officeooo:rsid="000bde03" officeooo:paragraph-rsid="000bde03" style:font-weight-asian="normal" style:font-weight-complex="normal"/>
    </style:style>
    <style:style style:name="P24" style:family="paragraph" style:parent-style-name="Standard">
      <style:paragraph-properties fo:line-height="115%" style:writing-mode="lr-tb"/>
      <style:text-properties fo:font-weight="normal" officeooo:rsid="000e6f47" officeooo:paragraph-rsid="000e6f47" style:font-weight-asian="normal" style:font-weight-complex="normal"/>
    </style:style>
    <style:style style:name="P25" style:family="paragraph" style:parent-style-name="Standard">
      <style:paragraph-properties fo:line-height="115%" style:writing-mode="lr-tb"/>
      <style:text-properties fo:font-weight="normal" officeooo:rsid="0012ce77" officeooo:paragraph-rsid="0012ce77" style:font-weight-asian="normal" style:font-weight-complex="normal"/>
    </style:style>
    <style:style style:name="P26" style:family="paragraph" style:parent-style-name="Standard">
      <style:paragraph-properties fo:line-height="115%" style:writing-mode="lr-tb"/>
    </style:style>
    <style:style style:name="P27" style:family="paragraph" style:parent-style-name="Standard">
      <style:paragraph-properties fo:line-height="115%" style:writing-mode="lr-tb"/>
      <style:text-properties officeooo:paragraph-rsid="000e6f47"/>
    </style:style>
    <style:style style:name="P28" style:family="paragraph" style:parent-style-name="Standard">
      <style:paragraph-properties fo:line-height="115%" style:writing-mode="lr-tb"/>
      <style:text-properties officeooo:rsid="000c64e6" officeooo:paragraph-rsid="000c64e6"/>
    </style:style>
    <style:style style:name="P29" style:family="paragraph" style:parent-style-name="Text_20_body">
      <style:paragraph-properties fo:line-height="115%" style:writing-mode="lr-tb"/>
      <style:text-properties fo:font-weight="normal" officeooo:rsid="0012ce77" officeooo:paragraph-rsid="0012ce77" style:font-weight-asian="normal" style:font-weight-complex="normal"/>
    </style:style>
    <style:style style:name="P30" style:family="paragraph" style:parent-style-name="Standard">
      <style:paragraph-properties fo:line-height="115%" fo:break-before="page" style:writing-mode="lr-tb"/>
      <style:text-properties officeooo:paragraph-rsid="00095bc2"/>
    </style:style>
    <style:style style:name="P31" style:family="paragraph" style:parent-style-name="Standard">
      <style:paragraph-properties fo:line-height="115%" fo:break-before="page" style:writing-mode="lr-tb"/>
      <style:text-properties officeooo:paragraph-rsid="000e6f47"/>
    </style:style>
    <style:style style:name="P32" style:family="paragraph" style:parent-style-name="Standard">
      <style:paragraph-properties fo:line-height="115%" fo:break-before="page" style:writing-mode="lr-tb"/>
      <style:text-properties fo:font-size="14pt" style:font-size-asian="14pt" style:font-size-complex="14pt"/>
    </style:style>
    <style:style style:name="P33" style:family="paragraph" style:parent-style-name="Standard">
      <style:paragraph-properties fo:line-height="115%" fo:break-before="page" style:writing-mode="lr-tb"/>
      <style:text-properties fo:font-size="14pt" officeooo:paragraph-rsid="000e6f47" style:font-size-asian="14pt" style:font-size-complex="14pt"/>
    </style:style>
    <style:style style:name="P34" style:family="paragraph" style:parent-style-name="Standard">
      <style:paragraph-properties fo:line-height="115%" fo:break-before="page" style:writing-mode="lr-tb"/>
      <style:text-properties fo:font-size="14pt" fo:font-weight="bold" style:font-size-asian="14pt" style:font-weight-asian="bold" style:font-size-complex="14pt" style:font-weight-complex="bold"/>
    </style:style>
    <style:style style:name="P35" style:family="paragraph" style:parent-style-name="Standard" style:master-page-name="Standard">
      <style:paragraph-properties fo:line-height="115%" style:page-number="auto" fo:break-before="auto" fo:break-after="auto" style:writing-mode="lr-tb"/>
      <style:text-properties fo:font-size="18pt" fo:font-weight="bold" style:font-size-asian="18pt" style:font-weight-asian="bold" style:font-size-complex="18pt" style:font-weight-complex="bold"/>
    </style:style>
    <style:style style:name="P36" style:family="paragraph" style:parent-style-name="Standard" style:list-style-name="LS1">
      <style:paragraph-properties fo:margin-top="0in" fo:margin-bottom="0in" style:contextual-spacing="false" fo:line-height="115%" fo:break-before="auto" fo:break-after="auto" style:writing-mode="lr-tb"/>
    </style:style>
    <style:style style:name="P37" style:family="paragraph" style:parent-style-name="Standard" style:list-style-name="LS2">
      <style:paragraph-properties fo:margin-top="0in" fo:margin-bottom="0in" style:contextual-spacing="false" fo:line-height="115%" fo:break-before="auto" fo:break-after="auto" style:writing-mode="lr-tb"/>
    </style:style>
    <style:style style:name="P38" style:family="paragraph" style:parent-style-name="Standard" style:list-style-name="LS3">
      <style:paragraph-properties fo:margin-top="0in" fo:margin-bottom="0in" style:contextual-spacing="false" fo:line-height="115%" fo:break-before="auto" fo:break-after="auto" style:writing-mode="lr-tb"/>
    </style:style>
    <style:style style:name="P39" style:family="paragraph" style:parent-style-name="Standard" style:list-style-name="LS4">
      <style:paragraph-properties fo:margin-top="0in" fo:margin-bottom="0in" style:contextual-spacing="false" fo:line-height="115%" fo:break-before="auto" fo:break-after="auto" style:writing-mode="lr-tb"/>
    </style:style>
    <style:style style:name="P40" style:family="paragraph" style:parent-style-name="Standard" style:list-style-name="LS5">
      <style:paragraph-properties fo:margin-top="0in" fo:margin-bottom="0in" style:contextual-spacing="false" fo:line-height="115%" fo:break-before="auto" fo:break-after="auto" style:writing-mode="lr-tb"/>
    </style:style>
    <style:style style:name="P41" style:family="paragraph" style:parent-style-name="Standard" style:list-style-name="LS6">
      <style:paragraph-properties fo:margin-top="0in" fo:margin-bottom="0in" style:contextual-spacing="false" fo:line-height="115%" fo:break-before="auto" fo:break-after="auto" style:writing-mode="lr-tb"/>
    </style:style>
    <style:style style:name="P42" style:family="paragraph" style:parent-style-name="Standard">
      <style:paragraph-properties fo:line-height="115%" style:writing-mode="lr-tb"/>
      <style:text-properties fo:font-weight="normal" officeooo:rsid="00146ae7" officeooo:paragraph-rsid="00146ae7" style:font-weight-asian="normal" style:font-weight-complex="normal"/>
    </style:style>
    <style:style style:name="P43" style:family="paragraph" style:parent-style-name="Standard">
      <style:paragraph-properties fo:line-height="115%" style:writing-mode="lr-tb"/>
      <style:text-properties style:font-name="Courier New" fo:font-weight="normal" officeooo:rsid="00146ae7" officeooo:paragraph-rsid="00146ae7" style:font-weight-asian="normal" style:font-weight-complex="normal"/>
    </style:style>
    <style:style style:name="P44"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font-name="Courier New"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095bc2" style:font-weight-asian="bold" style:font-weight-complex="bold"/>
    </style:style>
    <style:style style:name="T3" style:family="text">
      <style:text-properties fo:font-weight="bold" officeooo:rsid="0009d4d3" style:font-weight-asian="bold" style:font-weight-complex="bold"/>
    </style:style>
    <style:style style:name="T4" style:family="text">
      <style:text-properties fo:font-weight="bold" officeooo:rsid="000a6388" style:font-weight-asian="bold" style:font-weight-complex="bold"/>
    </style:style>
    <style:style style:name="T5" style:family="text">
      <style:text-properties fo:font-weight="bold" officeooo:rsid="000e6f47"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style:text-underline-style="solid" style:text-underline-width="auto" style:text-underline-color="font-color"/>
    </style:style>
    <style:style style:name="T9" style:family="text">
      <style:text-properties officeooo:rsid="000c64e6"/>
    </style:style>
    <style:style style:name="T10" style:family="text">
      <style:text-properties officeooo:rsid="000da0dd"/>
    </style:style>
    <style:style style:name="T11" style:family="text">
      <style:text-properties officeooo:rsid="000e6f47"/>
    </style:style>
    <style:style style:name="T12" style:family="text">
      <style:text-properties officeooo:rsid="00146ae7"/>
    </style:style>
    <style:style style:name="T13" style:family="text">
      <style:text-properties fo:font-weight="normal" style:font-weight-asian="normal" style:font-weight-complex="normal"/>
    </style:style>
    <style:style style:name="T14" style:family="text">
      <style:text-properties fo:font-weight="normal" officeooo:rsid="00146ae7" style:font-weight-asian="normal" style:font-weight-complex="normal"/>
    </style:style>
    <style:style style:name="T15" style:family="text">
      <style:text-properties officeooo:rsid="00150a0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CSC488 Winter 2014 A4 - Code Generation Templates</text:p>
      <text:p text:style-name="P3"/>
      <text:p text:style-name="P23">Thursday, March 19, 2014</text:p>
      <text:p text:style-name="P19"/>
      <text:p text:style-name="P3">Group 09:</text:p>
      <text:p text:style-name="P1">g2mccorm - Peter McCormick</text:p>
      <text:p text:style-name="P1">g0dbloem - Daniel Bloemendal</text:p>
      <text:p text:style-name="P1">g2watson - Watson Oren Isaac</text:p>
      <text:p text:style-name="P7">c4qindai - Mike Qin</text:p>
      <text:p text:style-name="P7">g2scotts - Simon Scott</text:p>
      <text:p text:style-name="P7"/>
      <text:p text:style-name="P6"><text:span text:style-name="T2">1</text:span><text:span text:style-name="T1">. Introduction</text:span></text:p>
      <text:p text:style-name="P1"/>
      <text:p text:style-name="P1">In this document we will show how our group plans to generate pseudo-machine assembly for the CSC488 language in the final assignment. We intend to implement an AST tree walker using the visitor pattern, which will generate a lightly sugared assembly intermediate representation (IR). Our IR will include the following:</text:p>
      <text:p text:style-name="P1"/>
      <text:list xml:id="list3576465227106061189" text:style-name="LS1">
        <text:list-item>
          <text:p text:style-name="P36">Definition of named labels</text:p>
        </text:list-item>
        <text:list-item>
          <text:p text:style-name="P36">Symbolic constants as operands to PUSH (including the address of labels)</text:p>
        </text:list-item>
        <text:list-item>
          <text:p text:style-name="P36">An extended instruction set using macro conveniences (where the macros expand at assembly-time to a well-defined sequence of underlying machine instructions, given below)</text:p>
        </text:list-item>
      </text:list>
      <text:p text:style-name="P1"/>
      <text:p text:style-name="P1">We will implement a final IR-to-machine-code pass which will produce executable code after reifying all symbolic names to constant values, as well as an IR pretty-printer as a development aid.</text:p>
      <text:p text:style-name="P1"/>
      <text:p text:style-name="P1">In this document we will use our IR to specify the code generation templates, and describe both the overall structure and how code will be generated for each AST node type. We will utilize the following conventions:</text:p>
      <text:p text:style-name="P1"/>
      <text:list xml:id="list7569118202845238086" text:style-name="LS2">
        <text:list-item>
          <text:p text:style-name="P37">At the point in the templates that our code generator will call upon some method to inject code for some child node, we will signify this with “&gt;&gt;” plus some remarks</text:p>
        </text:list-item>
        <text:list-item>
          <text:p text:style-name="P37">Here is a typical syntax for the IR:</text:p>
        </text:list-item>
      </text:list>
      <text:p text:style-name="P1"/>
      <text:p text:style-name="P11"><text:tab/># This is a comment, but the next line is a literal pseudo-machine instruction</text:p>
      <text:p text:style-name="P11"><text:tab/>PUSH True <text:s text:c="2"/># pushes MACHINE_TRUE onto stack</text:p>
      <text:p text:style-name="P11"><text:tab/>PUSH False <text:s/># pushes MACHINE_FALSE</text:p>
      <text:p text:style-name="P11"><text:tab/># Stack (read left to right, top down towards bottom): False, True</text:p>
      <text:p text:style-name="P11"><text:tab/>DUP</text:p>
      <text:p text:style-name="P11"><text:tab/># Stack: False, False, True</text:p>
      <text:p text:style-name="P11"/>
      <text:p text:style-name="P11"><text:tab/>&gt;&gt; inject code for AST node XYZ</text:p>
      <text:p text:style-name="P11"/>
      <text:p text:style-name="P11"><text:soft-page-break/><text:tab/>PUSH _label <text:s/># target label address as symbolic constant</text:p>
      <text:p text:style-name="P11"><text:tab/>%JMP _label <text:s/># macro instruction</text:p>
      <text:p text:style-name="P11"><text:tab/>HALT # never executed</text:p>
      <text:p text:style-name="P11"><text:tab/>_label: # label definition</text:p>
      <text:p text:style-name="P12"><text:tab/># At this point we are done</text:p>
      <text:p text:style-name="P13"/>
      <text:p text:style-name="P14">In what follows, LHS and RHS stand for left-hand and right-hand side, respectively.</text:p>
      <text:p text:style-name="P1"/>
      <text:p text:style-name="P6"><text:span text:style-name="T2">2</text:span><text:span text:style-name="T1">. Storage </text:span><text:span text:style-name="T4">&amp; Activation Frames</text:span></text:p>
      <text:p text:style-name="P1"/>
      <text:p text:style-name="P1">Occasionally a temporary variable is required locally within a block of generated code, and our </text:p>
      <text:p text:style-name="P1">convention will be that the highest available memory `memorySize -­ 1` will be reserved for that </text:p>
      <text:p text:style-name="P1">use. Consequently, this means that the system MLP pointer will be bounded above by </text:p>
      <text:p text:style-name="P1">`memorySize ­- 2`.</text:p>
      <text:p text:style-name="P1"/>
      <text:p text:style-name="P1">Our code generator will lay out activation frame according to major and minor scopes: nested functions create new major scopes (which are at a +1 lexical level) and all others are minor. In the standard sense, two sibling minor scopes with declared variables will have overlapping space reserved in the activation frame, since those variables will never be live at the same instant. Integers and booleans will each occupy 1 word in the frame, and arrays their natural size given their dimensionality and upper/lower bound(s).</text:p>
      <text:p text:style-name="P1"/>
      <text:p text:style-name="P1">Our generated code uses the display, indexed by the lexical level of a major scope, starting from 0 at the top level and ascending as scopes nest. Our routine calling and scope management conventions dictate that following:</text:p>
      <text:p text:style-name="P1"/>
      <text:list xml:id="list388969300272762189" text:style-name="LS3">
        <text:list-item>
          <text:p text:style-name="P38">The caller pushes space for all the negative offset items below (return value, the return branch address and 0...N arguments)</text:p>
        </text:list-item>
      </text:list>
      <text:list xml:id="list2336790154850175362" text:style-name="LS4">
        <text:list-item>
          <text:p text:style-name="P39">The callee will be responsible to pop the N arguments</text:p>
        </text:list-item>
        <text:list-item>
          <text:p text:style-name="P39">The caller can expect to have execution continue afterwards at the return address, at which point it must pop the return value (even if it is unused, as in the case of a procedure.)</text:p>
        </text:list-item>
      </text:list>
      <text:list xml:id="list179670394714135251" text:style-name="LS5">
        <text:list-item>
          <text:p text:style-name="P40">Any major scope which reserves space for an activation frame must clean it up afterwards</text:p>
        </text:list-item>
        <text:list-item>
          <text:p text:style-name="P40">A major scope is responsible for saving the previous display address for its lexical level (by design at offset ON=0, see below), and restoring it before returning</text:p>
        </text:list-item>
      </text:list>
      <text:p text:style-name="P1"/>
      <text:p text:style-name="P1">For ADDR &lt;LL&gt; ON:</text:p>
      <text:p text:style-name="P1"/>
      <table:table table:name="Table1" table:style-name="Table1">
        <table:table-column table:style-name="Table1.A"/>
        <table:table-column table:style-name="Table1.B"/>
        <table:table-row>
          <table:table-cell table:style-name="Table1.A1" office:value-type="string">
            <text:p text:style-name="P44">ON = -N - <text:span text:style-name="T15">3</text:span></text:p>
          </table:table-cell>
          <table:table-cell table:style-name="Table1.A1" office:value-type="string">
            <text:p text:style-name="P16">return value (always present, but ignored if procedure)</text:p>
          </table:table-cell>
        </table:table-row>
        <table:table-row>
          <table:table-cell table:style-name="Table1.A1" office:value-type="string">
            <text:p text:style-name="P44">ON = -N - <text:span text:style-name="T15">2</text:span></text:p>
          </table:table-cell>
          <table:table-cell table:style-name="Table1.A1" office:value-type="string">
            <text:p text:style-name="P16">return address</text:p>
          </table:table-cell>
        </table:table-row>
        <table:table-row>
          <table:table-cell table:style-name="Table1.A1" office:value-type="string">
            <text:p text:style-name="P44">ON = -N - <text:span text:style-name="T15">1</text:span></text:p>
          </table:table-cell>
          <table:table-cell table:style-name="Table1.A1" office:value-type="string">
            <text:p text:style-name="P16">argument 1</text:p>
          </table:table-cell>
        </table:table-row>
        <text:soft-page-break/>
        <table:table-row>
          <table:table-cell table:style-name="Table1.A1" office:value-type="string">
            <text:p text:style-name="P44">...</text:p>
          </table:table-cell>
          <table:table-cell table:style-name="Table1.A1" office:value-type="string">
            <text:p text:style-name="P16">...</text:p>
          </table:table-cell>
        </table:table-row>
        <table:table-row>
          <table:table-cell table:style-name="Table1.A1" office:value-type="string">
            <text:p text:style-name="P44">ON = -<text:span text:style-name="T15">2</text:span></text:p>
          </table:table-cell>
          <table:table-cell table:style-name="Table1.A1" office:value-type="string">
            <text:p text:style-name="P16">argument N</text:p>
          </table:table-cell>
        </table:table-row>
        <table:table-row>
          <table:table-cell table:style-name="Table1.A1" office:value-type="string">
            <text:p text:style-name="P44">ON = -<text:span text:style-name="T15">1</text:span></text:p>
          </table:table-cell>
          <table:table-cell table:style-name="Table1.A1" office:value-type="string">
            <text:p text:style-name="P16">saved value of previous ADDR &lt;LL&gt; 0 (offset 0 of display at level &lt;LL&gt;)</text:p>
          </table:table-cell>
        </table:table-row>
        <table:table-row>
          <table:table-cell table:style-name="Table1.A1" office:value-type="string">
            <text:p text:style-name="P44">ON = <text:span text:style-name="T15">0</text:span></text:p>
          </table:table-cell>
          <table:table-cell table:style-name="Table1.A1" office:value-type="string">
            <text:p text:style-name="P16">1st word of local variable memory in activation frame</text:p>
          </table:table-cell>
        </table:table-row>
        <table:table-row>
          <table:table-cell table:style-name="Table1.A1" office:value-type="string">
            <text:p text:style-name="P44">...</text:p>
          </table:table-cell>
          <table:table-cell table:style-name="Table1.A1" office:value-type="string">
            <text:p text:style-name="P16">...</text:p>
          </table:table-cell>
        </table:table-row>
        <table:table-row>
          <table:table-cell table:style-name="Table1.A1" office:value-type="string">
            <text:p text:style-name="P44">ON = M - <text:span text:style-name="T15">1</text:span></text:p>
          </table:table-cell>
          <table:table-cell table:style-name="Table1.A1" office:value-type="string">
            <text:p text:style-name="P16">M’th word of local variable memory in activation frame</text:p>
          </table:table-cell>
        </table:table-row>
      </table:table>
      <text:p text:style-name="P1"/>
      <text:p text:style-name="P1"/>
      <text:p text:style-name="P6"><text:span text:style-name="T2">3</text:span><text:span text:style-name="T1">. Macro Conveniences</text:span></text:p>
      <text:p text:style-name="P6"/>
      <text:p text:style-name="P1">Our IR includes an instruction set enriched by the following pseudo-instructions, which will be expanded at assembly-time to raw instructions. Label names will be guaranteed unique to a given instance of a macro expansion, unless it is a label name passed in as an operand to the instruction itself:</text:p>
      <text:p text:style-name="P1"/>
      <text:p text:style-name="P1"><text:span text:style-name="T1">%JMP &lt;label&gt;</text:span> - unconditional jump to &lt;label&gt;:</text:p>
      <text:p text:style-name="P10"><text:tab/>PUSH &lt;label&gt;</text:p>
      <text:p text:style-name="P10"><text:tab/>BR</text:p>
      <text:p text:style-name="P1"><text:line-break/><text:span text:style-name="T1">%BFALSE &lt;label&gt;</text:span> - branch to &lt;label&gt; if top of stack is False:</text:p>
      <text:p text:style-name="P10"><text:tab/>PUSH &lt;label&gt;</text:p>
      <text:p text:style-name="P10"><text:tab/>BF</text:p>
      <text:p text:style-name="P10"/>
      <text:p text:style-name="P1"><text:span text:style-name="T1">%NOT</text:span> - Pop a boolean value off the stack, and push its logical negation:</text:p>
      <text:p text:style-name="P10"><text:tab/>PUSH MACHINE_FALSE</text:p>
      <text:p text:style-name="P10"><text:tab/>EQ</text:p>
      <text:p text:style-name="P10"/>
      <text:p text:style-name="P1"><text:span text:style-name="T1">%SAVE_CONTEXT &lt;LL&gt;</text:span> - save previous &lt;LL&gt; display value, and start a new scope:</text:p>
      <text:p text:style-name="P10"><text:tab/>ADDR &lt;LL&gt; 0</text:p>
      <text:p text:style-name="P10"><text:tab/>PUSHMT</text:p>
      <text:p text:style-name="P10"><text:tab/>SETD &lt;LL&gt;</text:p>
      <text:p text:style-name="P10"/>
      <text:p text:style-name="P1"><text:span text:style-name="T1">%RESTORE_CONTEXT &lt;LL&gt; &lt;NARGS&gt;</text:span> - discard scope and restore previous &lt;LL&gt; display:</text:p>
      <text:p text:style-name="P10"><text:tab/>ADDR &lt;LL&gt; 0</text:p>
      <text:p text:style-name="P10"><text:tab/>SETD &lt;LL&gt;</text:p>
      <text:p text:style-name="P10"><text:tab/>POP % discard old `ADDR &lt;LL&gt; 0` save</text:p>
      <text:p text:style-name="P10"><text:tab/>PUSH &lt;NARGS&gt;</text:p>
      <text:p text:style-name="P10"><text:tab/>POPN</text:p>
      <text:p text:style-name="P10"/>
      <text:p text:style-name="P1"><text:span text:style-name="T1">%RESERVE &lt;num_words&gt;</text:span> - reserves &lt;num_words&gt; words for local variables</text:p>
      <text:p text:style-name="P10"><text:span text:style-name="T1"><text:tab/></text:span>PUSH 0</text:p>
      <text:p text:style-name="P10"><text:soft-page-break/><text:span text:style-name="T1"><text:tab/></text:span>PUSH &lt;words&gt;</text:p>
      <text:p text:style-name="P10"><text:tab/>DUPN</text:p>
      <text:p text:style-name="P10"/>
      <text:p text:style-name="P5">%<text:span text:style-name="T12">PUTSTR &lt;”string”&gt;</text:span><text:span text:style-name="T14"> - prints the string</text:span></text:p>
      <text:p text:style-name="P42">large amount of code, see AssemblerIREmitter::emitPutString(). Code length 23.</text:p>
      <text:p text:style-name="P42"/>
      <text:p text:style-name="P22">%PUTNEWLINE<text:span text:style-name="T13"> – prints the newline character</text:span></text:p>
      <text:p text:style-name="P43"><text:tab/>PUSH '\n'</text:p>
      <text:p text:style-name="P43"><text:tab/>PRINTC</text:p>
      <text:p text:style-name="P43"/>
      <text:p text:style-name="P22">%SETUPCALL &lt;label&gt;<text:span text:style-name="T13"> - setup return value and return address, label is the address of the final BR instruction</text:span></text:p>
      <text:p text:style-name="P43"><text:tab/>PUSH 0</text:p>
      <text:p text:style-name="P43"><text:tab/>PUSH &lt;label&gt; + 1</text:p>
      <text:p text:style-name="P42">Example:</text:p>
      <text:p text:style-name="P43"><text:tab/>SETUPCALL __call_main_foo</text:p>
      <text:p text:style-name="P43"><text:tab/>…</text:p>
      <text:p text:style-name="P43"><text:tab/>PUSH foo</text:p>
      <text:p text:style-name="P43"><text:tab/>__call_main_foo: BR</text:p>
      <text:p text:style-name="P43"/>
      <text:p text:style-name="P42"/>
      <text:p text:style-name="P32"><text:span text:style-name="T2">4</text:span><text:span text:style-name="T1">. Evaluating Expressions</text:span></text:p>
      <text:p text:style-name="P1"/>
      <text:p text:style-name="P1">Every expression in a correctly type-checked 488 source language program will evaluate to either an integer or boolean value. Anytime our tree walker calls for code to be generated corresponding to the evaluation of an expression, the following conventions will be adhered to:</text:p>
      <text:p text:style-name="P1"/>
      <text:list xml:id="list6797534641010658902" text:style-name="LS6">
        <text:list-item>
          <text:p text:style-name="P41">The generated expression code MUST assumes nothing about the contents of the stack</text:p>
        </text:list-item>
        <text:list-item>
          <text:p text:style-name="P41">While the expression code may internally contain labels and branches, at the point it is injected it MUST flow execution through to the next statement following that injection point</text:p>
        </text:list-item>
        <text:list-item>
          <text:p text:style-name="P41">Once completed, the stack MUST have exactly one new element on top, typed according to the expressions’ evaluation type</text:p>
        </text:list-item>
        <text:list-item>
          <text:p text:style-name="P41">The surrounding code MUST be responsible for inspecting and popping that evaluated value and to restore the stack (if it so desires) to the state it was in prior to calling the expression evaluation code</text:p>
        </text:list-item>
      </text:list>
      <text:p text:style-name="P1"/>
      <text:p text:style-name="P1">With these ground rules in place, we will give short template sequences corresponding to the evaluation code for each expression node type in our AST class hierarchy. Where labels are used, they are understood to be local to the template, and our implementation in A5 will generate appropriately unique label identifiers to avoided any conflicts.</text:p>
      <text:p text:style-name="P1"/>
      <text:p text:style-name="P1"><text:span text:style-name="T2">4.1</text:span><text:span text:style-name="T1">. The Printable Interface</text:span></text:p>
      <text:p text:style-name="P1"/>
      <text:p text:style-name="P1">The parent class Expn implements the Printable interface, which works in conjunction with the PUT statement to generate code to evaluate themselves and print the result. While `NewlineConstExpn` and `TextConstExpn` will override this to provide their own implementaions, parent `Expn` will provide the following as default.</text:p>
      <text:p text:style-name="P1"/>
      <text:p text:style-name="P1"><text:tab/>&gt;&gt; evaluate own self expression</text:p>
      <text:p text:style-name="P1"><text:tab/># only if evaluated type is integer:</text:p>
      <text:p text:style-name="P13"><text:tab/>PRINTI</text:p>
      <text:p text:style-name="P13"/>
      <text:p text:style-name="P13"># only if evaluated type is boolean:</text:p>
      <text:p text:style-name="P13"><text:tab/>%BFALSE _false:</text:p>
      <text:p text:style-name="P13"><text:tab/>PUSH ‘T’ <text:s/># for ASCII character ‘T’</text:p>
      <text:p text:style-name="P13"><text:tab/>%JMP _end</text:p>
      <text:p text:style-name="P13"><text:tab/>_false:</text:p>
      <text:p text:style-name="P13"><text:tab/>PUSH ‘F’</text:p>
      <text:p text:style-name="P13"><text:tab/>_end:</text:p>
      <text:p text:style-name="P13"><text:tab/>PRINTC</text:p>
      <text:p text:style-name="P1"/>
      <text:p text:style-name="P1"><text:span text:style-name="T2">4.2</text:span><text:span text:style-name="T1">. BinaryExpn</text:span></text:p>
      <text:p text:style-name="P1"/>
      <text:p text:style-name="P1">There are four subclasses of BinaryExpn in the AST: ArithExpn, CompareExpn, EqualsExpn and BoolExpn. Each will generally evaluate both the left and right operands (themselves <text:soft-page-break/>expressions) and then perform an operation to produce their result, although BoolExpn may not evaluate its right operand due to short circuiting. In each case, the type checker will have guaranteed that both the left and right expressions will evaluate to a type appropriate for the operation.</text:p>
      <text:p text:style-name="P1"/>
      <text:p text:style-name="P1"><text:span text:style-name="T2">4.2.1</text:span><text:span text:style-name="T1">. ArithExpn</text:span></text:p>
      <text:p text:style-name="P1"/>
      <text:p text:style-name="P1">The AST for arithmetic expressions come in four varieties: plus, minus, times and divide. Fortunately these map directly to opcodes in the pseudo-machine: ADD, SUB, MUL and DIV, respectively. An arithmetic expression takes integers as operands and evaluates to an integer.</text:p>
      <text:p text:style-name="P1"/>
      <text:p text:style-name="P3">Template:</text:p>
      <text:p text:style-name="P1"><text:tab/>&gt;&gt; inject evaluation of LHS</text:p>
      <text:p text:style-name="P1"><text:tab/>&gt;&gt; inject evaluation of RHS</text:p>
      <text:p text:style-name="P1"><text:tab/>ADD/SUB/MUL/DIV</text:p>
      <text:p text:style-name="P1"/>
      <text:p text:style-name="P1"><text:span text:style-name="T2">4.2.2</text:span><text:span text:style-name="T1">. CompareExpn</text:span></text:p>
      <text:p text:style-name="P1"/>
      <text:p text:style-name="P1">The AST for comparison expression come in four varieties: less than, less than or equal to, greater than, and greater than or equal to. The operands will be integers, and the comparison expression itself will evaluate to a boolean. Unlike in the arithmetic expression sub-cases, the pseudo-machine only has two comparison opcodes, one for less-than and a second for equals-to comparisons, meaning that we will have some more work to do for the other three. We will, however, maintain two conditions: the LHS and RHS sub-expressions are evaluated exactly once, and the left expression is evaluated first, before the right.</text:p>
      <text:p text:style-name="P1"/>
      <text:p text:style-name="P3">Less-than template:</text:p>
      <text:p text:style-name="P1"><text:tab/>&gt;&gt; inject evaluation of LHS</text:p>
      <text:p text:style-name="P1"><text:tab/>&gt;&gt; inject evaluation of RHS</text:p>
      <text:p text:style-name="P1"><text:tab/>LT</text:p>
      <text:p text:style-name="P3"/>
      <text:p text:style-name="P3">Greater-than-or-equal-to template:</text:p>
      <text:p text:style-name="P1"><text:tab/>&gt;&gt; inject evaluation of LHS</text:p>
      <text:p text:style-name="P1"><text:tab/>&gt;&gt; inject evaluation of RHS</text:p>
      <text:p text:style-name="P1"><text:tab/># (L &gt;= R) == !(L &lt; R)</text:p>
      <text:p text:style-name="P1"><text:tab/>LT</text:p>
      <text:p text:style-name="P1"><text:tab/>%NOT</text:p>
      <text:p text:style-name="P1"/>
      <text:p text:style-name="P3">Less-than-or-equal-to template:</text:p>
      <text:p text:style-name="P1"><text:tab/>&gt;&gt; inject evaluation of LHS</text:p>
      <text:p text:style-name="P13">&gt;&gt; inject evaluation of RHS</text:p>
      <text:p text:style-name="P13"># (L &lt;= R) == !(R &lt; L) </text:p>
      <text:p text:style-name="P13">SWAP</text:p>
      <text:p text:style-name="P13">LT</text:p>
      <text:p text:style-name="P13">%NOT</text:p>
      <text:p text:style-name="P3"/>
      <text:p text:style-name="P3"><text:soft-page-break/>Greater-than template:</text:p>
      <text:p text:style-name="P1"><text:tab/>&gt;&gt; inject evaluation of LHS</text:p>
      <text:p text:style-name="P1"><text:tab/>&gt;&gt; inject evaluation of RHS</text:p>
      <text:p text:style-name="P1"><text:tab/># (L &gt; R) == (R &lt; L)</text:p>
      <text:p text:style-name="P1"><text:span text:style-name="T1"><text:tab/></text:span>SWAP</text:p>
      <text:p text:style-name="P1"><text:s/><text:tab/>LT</text:p>
      <text:p text:style-name="P1"/>
      <text:p text:style-name="P1"><text:span text:style-name="T2">4.2.3</text:span><text:span text:style-name="T1">. EqualsExpn</text:span></text:p>
      <text:p text:style-name="P1"/>
      <text:p text:style-name="P1">This AST node comes in a straight-ahead equals and a negated, not-equals variety.</text:p>
      <text:p text:style-name="P1"/>
      <text:p text:style-name="P3">Equals template:</text:p>
      <text:p text:style-name="P1"><text:tab/>&gt;&gt; inject evaluation of LHS</text:p>
      <text:p text:style-name="P1"><text:tab/>&gt;&gt; inject evaluation of RHS</text:p>
      <text:p text:style-name="P1"><text:tab/>EQ</text:p>
      <text:p text:style-name="P1"/>
      <text:p text:style-name="P3">Not-equals template:</text:p>
      <text:p text:style-name="P1"><text:tab/>&gt;&gt; inject evaluation of LHS</text:p>
      <text:p text:style-name="P1"><text:tab/>&gt;&gt; inject evaluation of RHS</text:p>
      <text:p text:style-name="P1"><text:tab/>EQ</text:p>
      <text:p text:style-name="P1"><text:tab/>%NOT</text:p>
      <text:p text:style-name="P1"/>
      <text:p text:style-name="P1"><text:span text:style-name="T2">4.2.4</text:span><text:span text:style-name="T1">. BoolExpn</text:span></text:p>
      <text:p text:style-name="P1"/>
      <text:p text:style-name="P3">OR Template:</text:p>
      <text:p text:style-name="P1"><text:tab/>&gt;&gt; inject evaluation of LHS</text:p>
      <text:p text:style-name="P1"><text:tab/>DUP</text:p>
      <text:p text:style-name="P1"><text:tab/># Stack: LHS, LHS</text:p>
      <text:p text:style-name="P1"><text:tab/># If LHS==False, will jump to _checkRHS</text:p>
      <text:p text:style-name="P1"><text:tab/>%BFALSE _checkRHS</text:p>
      <text:p text:style-name="P1"/>
      <text:p text:style-name="P1"><text:tab/># Stack: LHS==True (hence we can short-circuit)</text:p>
      <text:p text:style-name="P1"><text:tab/>%JMP _theEnd</text:p>
      <text:p text:style-name="P1"/>
      <text:p text:style-name="P1"><text:tab/>_checkRHS:</text:p>
      <text:p text:style-name="P1"><text:tab/># Stack: False (from LHS==False)</text:p>
      <text:p text:style-name="P1"><text:tab/># False || RHS == RHS</text:p>
      <text:p text:style-name="P1"><text:tab/>POP</text:p>
      <text:p text:style-name="P1"><text:tab/>&gt;&gt; inject evaluation of RHS</text:p>
      <text:p text:style-name="P1"><text:tab/># Stack: RHS</text:p>
      <text:p text:style-name="P1"/>
      <text:p text:style-name="P1"><text:tab/>_theEnd:</text:p>
      <text:p text:style-name="P1"/>
      <text:p text:style-name="P3">AND Template:</text:p>
      <text:p text:style-name="P1"><text:tab/>&gt;&gt; inject evaluation of LHS</text:p>
      <text:p text:style-name="P1"><text:tab/>DUP</text:p>
      <text:p text:style-name="P1"><text:soft-page-break/><text:tab/># Stack: LHS, LHS</text:p>
      <text:p text:style-name="P1"/>
      <text:p text:style-name="P1"><text:tab/># If the following branch is taken, then LHS==False and </text:p>
      <text:p text:style-name="P13"># remaining stack top is False, <text:s/>i.e. False &amp;&amp; RHS == False</text:p>
      <text:p text:style-name="P1"><text:tab/>%BFALSE _theEnd</text:p>
      <text:p text:style-name="P1"/>
      <text:p text:style-name="P1"><text:tab/># By this point, True &amp;&amp; RHS == RHS</text:p>
      <text:p text:style-name="P1"><text:tab/># Stack: True (because LHS==True, otherwise the branch would have been taken)</text:p>
      <text:p text:style-name="P1"><text:tab/>POP</text:p>
      <text:p text:style-name="P1"><text:tab/># Stack: (empty)</text:p>
      <text:p text:style-name="P1"/>
      <text:p text:style-name="P13">&gt;&gt; inject evaluation of RHS</text:p>
      <text:p text:style-name="P1"><text:tab/># Stack: RHS</text:p>
      <text:p text:style-name="P1"/>
      <text:p text:style-name="P1"><text:tab/>_theEnd:</text:p>
      <text:p text:style-name="P1"/>
      <text:p text:style-name="P1"><text:span text:style-name="T2">4.3</text:span><text:span text:style-name="T1">. UnaryExpn</text:span></text:p>
      <text:p text:style-name="P1"/>
      <text:p text:style-name="P1">There are two types of unary expressions in the AST, one for boolean value operands, and the other for integers.</text:p>
      <text:p text:style-name="P1"/>
      <text:p text:style-name="P1"><text:span text:style-name="T2">4.3.1</text:span><text:span text:style-name="T1">. NotExpn</text:span></text:p>
      <text:p text:style-name="P1"/>
      <text:p text:style-name="P13">&gt;&gt; inject evaluation of boolean-valued expression</text:p>
      <text:p text:style-name="P13">PUSH False</text:p>
      <text:p text:style-name="P13">EQ</text:p>
      <text:p text:style-name="P1"/>
      <text:p text:style-name="P1"><text:span text:style-name="T2">4.3.2</text:span><text:span text:style-name="T1">. UnaryMinusExpn</text:span></text:p>
      <text:p text:style-name="P1"/>
      <text:p text:style-name="P13">&gt;&gt; inject evaluation of integer-valued expression</text:p>
      <text:p text:style-name="P13">NEG</text:p>
      <text:p text:style-name="P1"/>
      <text:p text:style-name="P1"><text:span text:style-name="T2">4.4</text:span><text:span text:style-name="T1">. ConstExpn</text:span></text:p>
      <text:p text:style-name="P1"/>
      <text:p text:style-name="P1">In the AST there are two kinds of constant expressions: the kind that can occur anywhere (integer or boolean valued), and the kind that only ever occur as arguments to PUT (those classe implement the Printable interface.)</text:p>
      <text:p text:style-name="P1"/>
      <text:p text:style-name="P1"><text:span text:style-name="T2">4.4.1</text:span><text:span text:style-name="T1">. IntConstExpn</text:span></text:p>
      <text:p text:style-name="P17"/>
      <text:p text:style-name="P1"><text:span text:style-name="T1"><text:tab/></text:span>PUSH &lt;integer constant&gt;</text:p>
      <text:p text:style-name="P1"/>
      <text:p text:style-name="P1"><text:span text:style-name="T2">4.4.2</text:span><text:span text:style-name="T1">. BoolConstExpn</text:span></text:p>
      <text:p text:style-name="P17"/>
      <text:p text:style-name="P1"><text:span text:style-name="T1"><text:tab/></text:span># if the AST was for a True value</text:p>
      <text:p text:style-name="P13">PUSH MACHINE_TRUE</text:p>
      <text:p text:style-name="P11"><text:soft-page-break/># otherwise, if for a False:</text:p>
      <text:p text:style-name="P11">PUSH MACHINE_FALSE</text:p>
      <text:p text:style-name="P1"/>
      <text:p text:style-name="P1"><text:span text:style-name="T2">4.4.3</text:span><text:span text:style-name="T1">. NewlineConstExpn</text:span></text:p>
      <text:p text:style-name="P3"/>
      <text:p text:style-name="P1">By convention, AST nodes which implement Printable can generate code to evaluate themselves and print the result. To echo a new line, this is not too difficult.</text:p>
      <text:p text:style-name="P3"/>
      <text:p text:style-name="P1"><text:tab/># assuming UNIX newline (‘\n’ aka 0x0A aka 10) convention.</text:p>
      <text:p text:style-name="P13">PUSH 10</text:p>
      <text:p text:style-name="P1"><text:tab/>PRINTC</text:p>
      <text:p text:style-name="P1"/>
      <text:p text:style-name="P1"><text:span text:style-name="T2">4.4.4</text:span><text:span text:style-name="T1">. TextConstExpn</text:span></text:p>
      <text:p text:style-name="P3"/>
      <text:p text:style-name="P1">By convention, AST nodes which implement Printable can generate code to evaluate themselves and print the result. To print a string constant, this node will make use of an auxiliary support routine `_PUTS` (full definition given in an appendix.) At assembly time, code address space will be reserved to locate a constant wide ASCIIZ string, that is, consecutive 16-bit wide, zero extended 8-bit ASCII characters with a trailing NUL word to signal the end.</text:p>
      <text:p text:style-name="P15"/>
      <text:p text:style-name="P13">PUSH _return</text:p>
      <text:p text:style-name="P13">PUSH <text:span text:style-name="T6">&lt;address of string constant&gt;</text:span></text:p>
      <text:p text:style-name="P13">%JMP _PUTS <text:s/># the globally visible address label where the support routine is located</text:p>
      <text:p text:style-name="P13">_return:</text:p>
      <text:p text:style-name="P3"/>
      <text:p text:style-name="P1"><text:span text:style-name="T2">4.5</text:span><text:span text:style-name="T1">. ConditionalExpn</text:span></text:p>
      <text:p text:style-name="P3"/>
      <text:p text:style-name="P13"><text:span text:style-name="T1"><text:tab/></text:span>&gt;&gt; evaluate conditional expression</text:p>
      <text:p text:style-name="P13"><text:tab/>%BFALSE _wasFalse</text:p>
      <text:p text:style-name="P13"><text:tab/>&gt;&gt; evaluate true case expression</text:p>
      <text:p text:style-name="P13"><text:tab/>%JMP _end</text:p>
      <text:p text:style-name="P13">_wasFalse:</text:p>
      <text:p text:style-name="P13"><text:tab/>&gt;&gt; evaluate false case expression</text:p>
      <text:p text:style-name="P1"><text:tab/>_end:</text:p>
      <text:p text:style-name="P1"/>
      <text:p text:style-name="P1"><text:span text:style-name="T2">4.6</text:span><text:span text:style-name="T1">. FunctionCallExpn</text:span></text:p>
      <text:p text:style-name="P1"/>
      <text:p text:style-name="P1">This follows the calling convention described in the `Storage` section.</text:p>
      <text:p text:style-name="P1"/>
      <text:p text:style-name="P1"><text:tab/>PUSH 0</text:p>
      <text:p text:style-name="P1"><text:tab/>PUSH _return</text:p>
      <text:p text:style-name="P1"><text:tab/>PUSH &lt;arg_1&gt;</text:p>
      <text:p text:style-name="P1"><text:tab/>PUSH &lt;arg_…&gt;</text:p>
      <text:p text:style-name="P1"><text:tab/>PUSH &lt;arg_n&gt;</text:p>
      <text:p text:style-name="P1"><text:tab/>%JMP _target</text:p>
      <text:p text:style-name="P1"><text:tab/>_return:</text:p>
      <text:p text:style-name="P1"><text:soft-page-break/></text:p>
      <text:p text:style-name="P1"><text:span text:style-name="T2">4.7</text:span><text:span text:style-name="T1">. VarRefExpn</text:span></text:p>
      <text:p text:style-name="P1"/>
      <text:p text:style-name="P1">A variable reference can either appear in a LHS or RHS context. When generating code for this node in an LHS context, the convention is that upon executing the resultant code, the stack top result will be a memory address, while if generating for an RHS context, executing the code will leave the actual value at the top of the stack. The only time this node appears in a LHS context is as the L-value for an `AssignStmt`, in all other instances it will be RHS.</text:p>
      <text:p text:style-name="P1"/>
      <text:p text:style-name="P1">At code generation time, the symbol table will be searched to find the correct lexical level &lt;LL&gt; of the identifier relative to the context of this AST node, and its display-relative offset &lt;ON&gt; in the activation frame for the encompassing scope. If the identifier is a function or procedure argument, &lt;ON&gt; will be in the range of -N-1 to -1 inclusive (where N is the number of arguments for that routine) and if a local variable, it will be between 1 and M inclusive (where M is the number of words allocated to the local variables of given lexical level scope.)</text:p>
      <text:p text:style-name="P1"/>
      <text:p text:style-name="P1"><text:span text:style-name="T2">4.7.1</text:span><text:span text:style-name="T1">. IdentExpn</text:span></text:p>
      <text:p text:style-name="P3"/>
      <text:p text:style-name="P1"><text:span text:style-name="T1"><text:tab/></text:span>ADDR &lt;LL&gt; &lt;ON&gt;</text:p>
      <text:p text:style-name="P1"><text:tab/># only if used in a RHS context:</text:p>
      <text:p text:style-name="P13"><text:tab/>LOAD</text:p>
      <text:p text:style-name="P1"/>
      <text:p text:style-name="P1"><text:span text:style-name="T2">4.7.2</text:span><text:span text:style-name="T1">. SubsExpn</text:span></text:p>
      <text:p text:style-name="P3"/>
      <text:p text:style-name="P1"><text:span text:style-name="T1"><text:tab/></text:span>ADDR &lt;LL&gt; &lt;ON&gt;</text:p>
      <text:p text:style-name="P1"><text:tab/>&gt;&gt; evaluate subscript 1 expression</text:p>
      <text:p text:style-name="P1"><text:tab/>DUP # of sub_1</text:p>
      <text:p text:style-name="P1"><text:tab/>PUSH &lt;lowerbound_1&gt;</text:p>
      <text:p text:style-name="P1"><text:tab/>LT # is sub_1 <text:s/>&lt; lowerbound_1 ?</text:p>
      <text:p text:style-name="P1"><text:tab/>%BFALSE _checkUpper1</text:p>
      <text:p text:style-name="P1"><text:tab/>%JMP _BOUNDS_ERROR # a bound error handler/reporter, see appendix</text:p>
      <text:p text:style-name="P1"/>
      <text:p text:style-name="P1"><text:tab/>_checkUpper1:</text:p>
      <text:p text:style-name="P1"><text:tab/><text:tab/>DUP # of sub_1</text:p>
      <text:p text:style-name="P1"><text:tab/><text:tab/>PUSH &lt;upperbound_1&gt;</text:p>
      <text:p text:style-name="P1"><text:tab/><text:tab/>SWAP</text:p>
      <text:p text:style-name="P1"><text:tab/><text:tab/>LT # is upperbound_1 &lt; sub_1 ?</text:p>
      <text:p text:style-name="P1"><text:tab/><text:tab/>%BFALSE _sub1Ready</text:p>
      <text:p text:style-name="P1"><text:tab/><text:tab/>%JMP bound_error # a bound error handler/reporter</text:p>
      <text:p text:style-name="P1"/>
      <text:p text:style-name="P1"><text:tab/>_sub1Ready:</text:p>
      <text:p text:style-name="P1"><text:tab/><text:tab/>PUSH &lt;lowerbound_1&gt;</text:p>
      <text:p text:style-name="P1"><text:tab/><text:tab/>SUB</text:p>
      <text:p text:style-name="P11"/>
      <text:p text:style-name="P11"># Stack: (sub_1 - lowerbound_1), base array address</text:p>
      <text:p text:style-name="P1"><text:tab/><text:tab/><text:tab/></text:p>
      <text:p text:style-name="P1"><text:soft-page-break/><text:tab/># only if 1D array:</text:p>
      <text:p text:style-name="P1"><text:tab/><text:tab/>ADD</text:p>
      <text:p text:style-name="P1"><text:tab/><text:tab/># Stack: (address of array element at [sub_1])</text:p>
      <text:p text:style-name="P1"/>
      <text:p text:style-name="P1"><text:tab/># only if 2D array:</text:p>
      <text:p text:style-name="P13"><text:tab/>PUSH &lt;stride_size&gt;</text:p>
      <text:p text:style-name="P1"><text:tab/><text:tab/>MUL</text:p>
      <text:p text:style-name="P12"># Stack: offset from base of first element in the second dimension at first dimension index `sub_1`, base array address</text:p>
      <text:p text:style-name="P13"><text:tab/>ADD</text:p>
      <text:p text:style-name="P13"/>
      <text:p text:style-name="P1"><text:tab/><text:tab/>&gt;&gt; evaluate subscript 2 expression</text:p>
      <text:p text:style-name="P1"><text:tab/><text:tab/>DUP # of sub_2</text:p>
      <text:p text:style-name="P13"><text:tab/>PUSH &lt;lowerbound_2&gt;</text:p>
      <text:p text:style-name="P13"><text:tab/>LT # is sub_2 <text:s/>&lt; lowerbound_2 ?</text:p>
      <text:p text:style-name="P13"><text:tab/>%BFALSE _checkUpper</text:p>
      <text:p text:style-name="P13"><text:tab/>%JMP _BOUNDS_ERROR</text:p>
      <text:p text:style-name="P1"><text:tab/><text:tab/></text:p>
      <text:p text:style-name="P1"><text:tab/><text:tab/>_checkUpper2:</text:p>
      <text:p text:style-name="P13"><text:tab/><text:tab/>DUP # of sub_2</text:p>
      <text:p text:style-name="P1"><text:tab/><text:tab/><text:tab/>PUSH &lt;upperbound_2&gt;</text:p>
      <text:p text:style-name="P1"><text:tab/><text:tab/><text:tab/>SWAP</text:p>
      <text:p text:style-name="P13"><text:tab/><text:tab/>LT # is upperbound_2 &lt; sub_2 ?</text:p>
      <text:p text:style-name="P13"><text:tab/><text:tab/>%BFALSE _sub2Ready</text:p>
      <text:p text:style-name="P1"><text:tab/><text:tab/><text:tab/>%JMP bound_error #FIXME</text:p>
      <text:p text:style-name="P1"/>
      <text:p text:style-name="P13"><text:tab/>_sub2Ready:</text:p>
      <text:p text:style-name="P13"><text:tab/><text:tab/>PUSH &lt;lowerbound_2&gt;</text:p>
      <text:p text:style-name="P1"><text:tab/><text:tab/><text:tab/>SUB</text:p>
      <text:p text:style-name="P1"/>
      <text:p text:style-name="P1"><text:tab/><text:tab/>ADD</text:p>
      <text:p text:style-name="P1"><text:tab/><text:tab/># Stack: (address of element at [sub_1][sub_2])</text:p>
      <text:p text:style-name="P1"/>
      <text:p text:style-name="P1"><text:tab/># only if used in a RHS context:</text:p>
      <text:p text:style-name="P1"><text:tab/><text:tab/>LOAD</text:p>
      <text:p text:style-name="P3"/>
      <text:p text:style-name="P5"/>
      <text:p text:style-name="P32"><text:span text:style-name="T2">5</text:span><text:span text:style-name="T1">. Functions/</text:span><text:span text:style-name="T4">P</text:span><text:span text:style-name="T1">rocedures</text:span></text:p>
      <text:p text:style-name="P3"/>
      <text:p text:style-name="P1">The code generator for routines will provide the body scope and statements with an distinguished function epilogue label, which can be used by RESULT and RETURN statements to leave.</text:p>
      <text:p text:style-name="P1"/>
      <text:p text:style-name="P1"><text:span text:style-name="T2">5.1</text:span><text:span text:style-name="T1">. Prologue</text:span></text:p>
      <text:p text:style-name="P17"/>
      <text:p text:style-name="P1"><text:span text:style-name="T1"><text:tab/></text:span>%SAVE_CONTEXT &lt;LL&gt;</text:p>
      <text:p text:style-name="P1"><text:tab/>%RESERVE &lt;locals_size&gt;<text:tab/></text:p>
      <text:p text:style-name="P3"/>
      <text:p text:style-name="P1"><text:span text:style-name="T2">5.2</text:span><text:span text:style-name="T1">. Epilogue</text:span></text:p>
      <text:p text:style-name="P17"/>
      <text:p text:style-name="P1"><text:span text:style-name="T7"><text:tab/></text:span><text:span text:style-name="T6">&lt;function epilogue label&gt;</text:span>:</text:p>
      <text:p text:style-name="P1"><text:span text:style-name="T1"><text:tab/></text:span>PUSH &lt;locals_size&gt;<text:line-break/><text:tab/>POPN</text:p>
      <text:p text:style-name="P13">%RESTORE_CONTEXT &lt;LL&gt; &lt;argument_count&gt;</text:p>
      <text:p text:style-name="P3"/>
      <text:p text:style-name="P6"><text:span text:style-name="T2">6</text:span><text:span text:style-name="T1">. Statements</text:span></text:p>
      <text:p text:style-name="P1"/>
      <text:p text:style-name="P1"><text:span text:style-name="T2">6.1</text:span><text:span text:style-name="T1">. Program</text:span></text:p>
      <text:p text:style-name="P1"/>
      <text:p text:style-name="P1">Just emit code for the enclosing Scope.</text:p>
      <text:p text:style-name="P1"/>
      <text:p text:style-name="P1"><text:span text:style-name="T2">6.2</text:span><text:span text:style-name="T1">. Scope</text:span></text:p>
      <text:p text:style-name="P1"/>
      <text:p text:style-name="P1">If the scope is a major scope (i.e. a function), generating code for it will include the prologue and epilogue code. All scopes, both major and minor, will provide their body statements with access to a distinguish `end label`, which will be used by EXIT statements. The activation frames will be organized with major scopes beginning a new lexical level, and adjacent and nested minor scopes being packed into a single frame. Generating code for a minor scope will just emit its statements’ code, and major scopes will emit those plus a prologue and epilogue as described in the `Functions/Procedures` section.</text:p>
      <text:p text:style-name="P1"/>
      <text:p text:style-name="P1"><text:span text:style-name="T2">6.3</text:span><text:span text:style-name="T1">. PutStmt</text:span></text:p>
      <text:p text:style-name="P1"/>
      <text:p text:style-name="P1">Each argument implements the Java interface Printable, and every kind of expression that implements that can emit its own code for evaluating and printing a value. The code generator for the PUT will then simply emit each of these.</text:p>
      <text:p text:style-name="P1"/>
      <text:p text:style-name="P1"><text:span text:style-name="T2">6.4</text:span><text:span text:style-name="T1">. GetStmt</text:span></text:p>
      <text:p text:style-name="P1"/>
      <text:p text:style-name="P1">The Java interface Readable is intended to indicate that the AST node can generate code which will push the address of an L-value expression (i.e. a local variable or an element of an array.) Only VarRefExpn implements it, which covers both the scalar and array element cases. </text:p>
      <text:p text:style-name="P28"><text:soft-page-break/>For each parameter:</text:p>
      <text:p text:style-name="P26"><text:tab/><text:span text:style-name="T9">&gt;&gt; evaluate Readable to give L-value address</text:span></text:p>
      <text:p text:style-name="P26"><text:tab/><text:span text:style-name="T9">READI</text:span></text:p>
      <text:p text:style-name="P26"><text:tab/><text:span text:style-name="T9">STORE</text:span></text:p>
      <text:p text:style-name="P1"/>
      <text:p text:style-name="P1"><text:span text:style-name="T2">6.5</text:span><text:span text:style-name="T1">. AssignStmt</text:span></text:p>
      <text:p text:style-name="P1"><text:tab/>&gt;&gt; evaluate VarRefExpn l-value in LHS context (gives an address)</text:p>
      <text:p text:style-name="P1"><text:tab/>&gt;&gt; evaluate r-value expresssion</text:p>
      <text:p text:style-name="P1"><text:tab/>SWAP # so that we evaluate all expressions left to right in source program order</text:p>
      <text:p text:style-name="P1"><text:tab/>STORE</text:p>
      <text:p text:style-name="P3"/>
      <text:p text:style-name="P1"><text:span text:style-name="T2">6.6</text:span><text:span text:style-name="T1">. ProcedureCallStmt<text:tab/></text:span></text:p>
      <text:p text:style-name="P1"/>
      <text:p text:style-name="P1"><text:tab/>PUSH 0 <text:span text:style-name="T10"># return value</text:span></text:p>
      <text:p text:style-name="P1"><text:tab/>PUSH _return <text:span text:style-name="T10"># return code address</text:span></text:p>
      <text:p text:style-name="P1"><text:tab/>PUSH &lt;arg_1&gt;</text:p>
      <text:p text:style-name="P1"><text:tab/>PUSH &lt;arg_…&gt;</text:p>
      <text:p text:style-name="P1"><text:tab/>PUSH &lt;arg_n&gt;</text:p>
      <text:p text:style-name="P1"><text:tab/>%JMP _target</text:p>
      <text:p text:style-name="P1"><text:tab/>_return:</text:p>
      <text:p text:style-name="P1"><text:tab/>POP # ignore return value</text:p>
      <text:p text:style-name="P1"/>
      <text:p text:style-name="P1"><text:span text:style-name="T2">6.7.</text:span><text:span text:style-name="T1"> If Statement</text:span></text:p>
      <text:p text:style-name="P3"><text:tab/></text:p>
      <text:p text:style-name="P1"><text:tab/>&gt;&gt;&gt; inject evaluation of condition expression</text:p>
      <text:p text:style-name="P1"><text:tab/>PUSH _else</text:p>
      <text:p text:style-name="P1"><text:tab/>BF</text:p>
      <text:p text:style-name="P1"><text:tab/>&gt;&gt;&gt; inject code for ``whenTrue’’ statement list</text:p>
      <text:p text:style-name="P1"><text:tab/>%JMP _end</text:p>
      <text:p text:style-name="P13">_else:</text:p>
      <text:p text:style-name="P1"><text:tab/>&gt;&gt;&gt; inject code for ``whenFalse’’ statement list</text:p>
      <text:p text:style-name="P1"><text:tab/>_end:</text:p>
      <text:p text:style-name="P3"/>
      <text:p text:style-name="P1"><text:span text:style-name="T2">6.8.</text:span><text:span text:style-name="T1"> LoopingStmt</text:span></text:p>
      <text:p text:style-name="P17"/>
      <text:p text:style-name="P1">The common parent class for both while-do and repeat-until loops will provide the body statements with an distinguished end label name, which can be used by EXIT statements to jump out.</text:p>
      <text:p text:style-name="P1"/>
      <text:p text:style-name="P1"><text:span text:style-name="T2">6.8.1</text:span><text:span text:style-name="T1">. WhileDoStmt</text:span></text:p>
      <text:p text:style-name="P1"><text:span text:style-name="T1"><text:tab/></text:span>_start:</text:p>
      <text:p text:style-name="P1"><text:tab/>&gt;&gt; inject evaluation of condition</text:p>
      <text:p text:style-name="P1"><text:tab/>PUSH _end</text:p>
      <text:p text:style-name="P1"><text:tab/>BF</text:p>
      <text:p text:style-name="P1"><text:tab/>&gt;&gt; inject code for ``body`` statement list</text:p>
      <text:p text:style-name="P1"><text:tab/>PUSH _start</text:p>
      <text:p text:style-name="P1"><text:soft-page-break/><text:tab/>BR</text:p>
      <text:p text:style-name="P1"><text:tab/>_end:</text:p>
      <text:p text:style-name="P1"/>
      <text:p text:style-name="P1"><text:span text:style-name="T2">6.8.2</text:span><text:span text:style-name="T1">. RepeatUntilStmt</text:span></text:p>
      <text:p text:style-name="P1"><text:span text:style-name="T1"><text:tab/></text:span>_start:</text:p>
      <text:p text:style-name="P1"><text:tab/>&gt;&gt; inject code for ``body`` statement list</text:p>
      <text:p text:style-name="P1"><text:tab/>&gt;&gt; inject evaluation of condition</text:p>
      <text:p text:style-name="P1"><text:tab/>%NOT<text:tab/></text:p>
      <text:p text:style-name="P13">PUSH _start</text:p>
      <text:p text:style-name="P1"><text:tab/>BF</text:p>
      <text:p text:style-name="P1"><text:tab/>_end: #needed for exit even if not used normally. </text:p>
      <text:p text:style-name="P1"/>
      <text:p text:style-name="P14"><text:span text:style-name="T2">6.9</text:span><text:span text:style-name="T1">. ReturnStmt</text:span></text:p>
      <text:p text:style-name="P13">%JMP &lt;function epilogue label&gt;</text:p>
      <text:p text:style-name="P3"/>
      <text:p text:style-name="P1"><text:span text:style-name="T2">6.10</text:span><text:span text:style-name="T1">. ResultStmt</text:span></text:p>
      <text:p text:style-name="P1"/>
      <text:p text:style-name="P1">Given the encompassing function scope, at compile time we will know the value of &lt;ON&gt;, which will be `-N-2`, where N is the number of arguments to that function, and &lt;LL&gt; is its lexical level.</text:p>
      <text:p text:style-name="P1"/>
      <text:p text:style-name="P1"><text:tab/>&gt;&gt; evaluate value expression</text:p>
      <text:p text:style-name="P1"><text:tab/>ADDR &lt;LL&gt; &lt;ON&gt;</text:p>
      <text:p text:style-name="P1"><text:tab/>STORE</text:p>
      <text:p text:style-name="P13">%JMP &lt;function epilogue label&gt;</text:p>
      <text:p text:style-name="P1"/>
      <text:p text:style-name="P1"><text:span text:style-name="T2">6.11</text:span><text:span text:style-name="T1">. ExitStmt</text:span><text:tab/></text:p>
      <text:p text:style-name="P13">%JMP &lt;end label of enclosing loop&gt;</text:p>
      <text:p text:style-name="P1"/>
      <text:p text:style-name="P1">If the ExitStmt actually represents an “EXIT WHEN &lt;condition&gt;”:</text:p>
      <text:p text:style-name="P1"/>
      <text:p text:style-name="P1"><text:span text:style-name="T1"><text:tab/></text:span>&gt;&gt; inject evaluation of condition</text:p>
      <text:p text:style-name="P1"><text:tab/>%NOT</text:p>
      <text:p text:style-name="P13">%BFALSE &lt;end label of enclosing loop&gt;</text:p>
      <text:p text:style-name="P1"/>
      <text:p text:style-name="P6"><text:span text:style-name="T2">7</text:span><text:span text:style-name="T1">. Conclusion</text:span></text:p>
      <text:p text:style-name="P1"/>
      <text:p text:style-name="P1">We are now ready to tackle A5!</text:p>
      <text:p text:style-name="P1"/>
      <text:p text:style-name="P3"/>
      <text:p text:style-name="P34">Appendix <text:span text:style-name="T11">1</text:span> - Support Routines</text:p>
      <text:p text:style-name="P1"/>
      <text:p text:style-name="P1">The _PUTS function is a library support routine designed to print 16-bit wide ASCIIZ strings. It does not follow the usual calling convention. It will be assembled and incorporated into the program code, and the `_PUTS` label itself visible throughout.</text:p>
      <text:p text:style-name="P1"/>
      <text:p text:style-name="P3">_PUTS:</text:p>
      <text:p text:style-name="P1">_top:</text:p>
      <text:p text:style-name="P1"><text:tab/>DUP # of string_addr</text:p>
      <text:p text:style-name="P1"><text:tab/>LOAD # Stack: cur_char=*string_addr</text:p>
      <text:p text:style-name="P1"><text:tab/>DUP</text:p>
      <text:p text:style-name="P1"><text:tab/>PUSH 0</text:p>
      <text:p text:style-name="P1"><text:tab/>EQ</text:p>
      <text:p text:style-name="P1"><text:tab/>BF _puts_print # if cur_char != 0</text:p>
      <text:p text:style-name="P13">%JMP _puts_done<text:line-break/>_puts_print:</text:p>
      <text:p text:style-name="P1"><text:tab/>PRINTC # of cur_char</text:p>
      <text:p text:style-name="P1"><text:tab/>PUSH 1</text:p>
      <text:p text:style-name="P1"><text:tab/>ADD # add 1 to string_addr</text:p>
      <text:p text:style-name="P1"><text:tab/>%JMP _top</text:p>
      <text:p text:style-name="P1">_puts_done:</text:p>
      <text:p text:style-name="P1"><text:tab/>POP # from dup of string_addr</text:p>
      <text:p text:style-name="P1"><text:tab/>BR # to _returnPC</text:p>
      <text:p text:style-name="P1"/>
      <text:p text:style-name="P3">Example usage:</text:p>
      <text:p text:style-name="P1"><text:tab/><text:tab/>PUSH _returnPC</text:p>
      <text:p text:style-name="P12">PUSH &lt;string_addr&gt;</text:p>
      <text:p text:style-name="P13"><text:tab/>%JMP _puts</text:p>
      <text:p text:style-name="P1"><text:tab/>_returnPC:</text:p>
      <text:p text:style-name="P1"><text:tab/><text:tab/># Carry on.</text:p>
      <text:p text:style-name="P3"><text:line-break/>Bound Errors:</text:p>
      <text:p text:style-name="P1"/>
      <text:p text:style-name="P1">A global label `_BOUNDS_ERROR` will be available, which will be called if an out-of-bounds subscript is used against an array. We may choose to give a nicer user interface by accurately reporting the source location and mismatch, but for now this in a to-be-determined placeholder, which we will sort out for A5.</text:p>
      <text:p text:style-name="P1"/>
      <text:p text:style-name="P3"/>
      <text:p text:style-name="P33"><text:span text:style-name="T1">Appendix </text:span><text:span text:style-name="T2">2 -</text:span><text:span text:style-name="T1"> Sample Program</text:span><text:span text:style-name="T5">s</text:span></text:p>
      <text:p text:style-name="P20"/>
      <text:p text:style-name="P24">Here we are each of the three sample programs hand-assembled.</text:p>
      <text:p text:style-name="P20"/>
      <text:p text:style-name="P27"><text:span text:style-name="T5">Sample Program</text:span><text:span text:style-name="T1"> </text:span><text:span text:style-name="T3">A</text:span><text:span text:style-name="T1">4-</text:span><text:span text:style-name="T2">2</text:span><text:span text:style-name="T1"> </text:span><text:span text:style-name="T2">(Peter):</text:span></text:p>
      <text:p text:style-name="P27"/>
      <text:p text:style-name="P4">% 2-2: {</text:p>
      <text:p text:style-name="P2">ADDR 0 0</text:p>
      <text:p text:style-name="P2">PUSHMT</text:p>
      <text:p text:style-name="P2">SETD 0</text:p>
      <text:p text:style-name="P2"/>
      <text:p text:style-name="P2">% NB: Because scope at 2-2 is the major scope to all enclosing scopes, </text:p>
      <text:p text:style-name="P2">% the variables declared at 2-3, 2-4, 2-15, 2-20, 2-25 will have their</text:p>
      <text:p text:style-name="P2">% space all be reserved together at a single lexical level</text:p>
      <text:p text:style-name="P2">% (they also have to be nested, so there is no overlap)</text:p>
      <text:p text:style-name="P2"/>
      <text:p text:style-name="P4">% 2-3: var a, b, c , d : integer</text:p>
      <text:p text:style-name="P2">% a -&gt; ADDR 0 1</text:p>
      <text:p text:style-name="P2">% b -&gt; ADDR 0 2</text:p>
      <text:p text:style-name="P2">% c -&gt; ADDR 0 3</text:p>
      <text:p text:style-name="P2">% d -&gt; ADDR 0 4</text:p>
      <text:p text:style-name="P2"/>
      <text:p text:style-name="P4">% 2-4: var p, q, r : boolean</text:p>
      <text:p text:style-name="P2">% p -&gt; ADDR 0 5</text:p>
      <text:p text:style-name="P2">% q -&gt; ADDR 0 6</text:p>
      <text:p text:style-name="P2">% r -&gt; ADDR 0 7</text:p>
      <text:p text:style-name="P2"/>
      <text:p text:style-name="P4">% 2-15: var b1, b2 : boolean</text:p>
      <text:p text:style-name="P2">% b1 -&gt; ADDR 0 8</text:p>
      <text:p text:style-name="P2">% b2 -&gt; ADDR 0 9</text:p>
      <text:p text:style-name="P2"/>
      <text:p text:style-name="P4">% 2-20: var w, x , A[100] : integer</text:p>
      <text:p text:style-name="P2">% w -&gt; ADDR 0 10</text:p>
      <text:p text:style-name="P2">% x -&gt; ADDR 0 11</text:p>
      <text:p text:style-name="P2">% A[1] -&gt; ADDR 0 12</text:p>
      <text:p text:style-name="P2">% A[100] -&gt; ADDR 0 111</text:p>
      <text:p text:style-name="P2"/>
      <text:p text:style-name="P4">% 2-24: var <text:s/>t, u : integer</text:p>
      <text:p text:style-name="P2">% t -&gt; ADDR 0 112</text:p>
      <text:p text:style-name="P2">% u -&gt; ADDR 0 113</text:p>
      <text:p text:style-name="P2"/>
      <text:p text:style-name="P2">PUSH 0</text:p>
      <text:p text:style-name="P2">PUSH 113 % local size</text:p>
      <text:p text:style-name="P2">DUPN</text:p>
      <text:p text:style-name="P2"/>
      <text:p text:style-name="P4"><text:soft-page-break/>% 2-5:<text:tab/>a := ((b + c) - (d * c)) + (b / c)</text:p>
      <text:p text:style-name="P2">ADDR 0 1 % &amp;a</text:p>
      <text:p text:style-name="P2">ADDR 0 2 % b</text:p>
      <text:p text:style-name="P2">LOAD</text:p>
      <text:p text:style-name="P2">ADDR 0 3 % c</text:p>
      <text:p text:style-name="P2">LOAD</text:p>
      <text:p text:style-name="P2">ADD % b+c</text:p>
      <text:p text:style-name="P2">ADDR 0 4 % d</text:p>
      <text:p text:style-name="P2">LOAD</text:p>
      <text:p text:style-name="P2">ADDR 0 3 % c</text:p>
      <text:p text:style-name="P2">LOAD</text:p>
      <text:p text:style-name="P2">MUL % d*c</text:p>
      <text:p text:style-name="P2">SUB % (b+c)-(d*c)</text:p>
      <text:p text:style-name="P2">ADDR 0 2 % b</text:p>
      <text:p text:style-name="P2">LOAD</text:p>
      <text:p text:style-name="P2">ADDR 0 3 % c</text:p>
      <text:p text:style-name="P2">LOAD</text:p>
      <text:p text:style-name="P2">DIV % b/c</text:p>
      <text:p text:style-name="P2">ADD % (b+c)-(d*c) + (b/c)</text:p>
      <text:p text:style-name="P2">STORE % *a = ...</text:p>
      <text:p text:style-name="P2"/>
      <text:p text:style-name="P4">% 2-6:<text:tab/>p := (not false) or ((not q) and r)</text:p>
      <text:p text:style-name="P2">PUSH false % false</text:p>
      <text:p text:style-name="P2">PUSH false</text:p>
      <text:p text:style-name="P2">EQ % not false</text:p>
      <text:p text:style-name="P2">DUP</text:p>
      <text:p text:style-name="P2">PUSH _checkRHS_26</text:p>
      <text:p text:style-name="P2">BF % if (not false) == false</text:p>
      <text:p text:style-name="P2">PUSH _end_26</text:p>
      <text:p text:style-name="P2">BR % if (not false) == true, short circuit</text:p>
      <text:p text:style-name="P2"/>
      <text:p text:style-name="P2">_checkRHS_26:</text:p>
      <text:p text:style-name="P2">POP</text:p>
      <text:p text:style-name="P2">ADDR 0 6 % &amp;q</text:p>
      <text:p text:style-name="P2">LOAD % q</text:p>
      <text:p text:style-name="P2">PUSH false</text:p>
      <text:p text:style-name="P2">EQ % not q</text:p>
      <text:p text:style-name="P2">DUP</text:p>
      <text:p text:style-name="P2">PUSH _end_26</text:p>
      <text:p text:style-name="P2">BF % if (not q) == false, bail out</text:p>
      <text:p text:style-name="P2"/>
      <text:p text:style-name="P2">POP</text:p>
      <text:p text:style-name="P2">ADDR 0 7 % &amp;r</text:p>
      <text:p text:style-name="P2">LOAD % r</text:p>
      <text:p text:style-name="P2"/>
      <text:p text:style-name="P2">_end_26:</text:p>
      <text:p text:style-name="P2"><text:soft-page-break/></text:p>
      <text:p text:style-name="P4">% 2-7: <text:tab/>if p then <text:s/>a := 3 fi</text:p>
      <text:p text:style-name="P2">ADDR 0 5 % &amp;p</text:p>
      <text:p text:style-name="P2">LOAD % p</text:p>
      <text:p text:style-name="P2">PUSH _end_27</text:p>
      <text:p text:style-name="P2">BF</text:p>
      <text:p text:style-name="P2"/>
      <text:p text:style-name="P2">ADDR 0 1 % &amp;a</text:p>
      <text:p text:style-name="P2">PUSH 3</text:p>
      <text:p text:style-name="P2">STORE % a := 3</text:p>
      <text:p text:style-name="P2"/>
      <text:p text:style-name="P2">_end_27:</text:p>
      <text:p text:style-name="P2"/>
      <text:p text:style-name="P4">% 2-8: if p or not p then b := 2 else b := 0 fi</text:p>
      <text:p text:style-name="P2">ADDR 0 5 % &amp;p</text:p>
      <text:p text:style-name="P2">LOAD</text:p>
      <text:p text:style-name="P2">DUP</text:p>
      <text:p text:style-name="P2">PUSH _checkRHS_28</text:p>
      <text:p text:style-name="P2">BF</text:p>
      <text:p text:style-name="P2">PUSH _end_cond_28</text:p>
      <text:p text:style-name="P2">BR</text:p>
      <text:p text:style-name="P2"/>
      <text:p text:style-name="P2">_checkRHS_28:</text:p>
      <text:p text:style-name="P2">POP</text:p>
      <text:p text:style-name="P2">ADDR 0 5 % &amp;p</text:p>
      <text:p text:style-name="P2">PUSH false</text:p>
      <text:p text:style-name="P2">EQ</text:p>
      <text:p text:style-name="P2"/>
      <text:p text:style-name="P2">_end_cond_28:</text:p>
      <text:p text:style-name="P2"/>
      <text:p text:style-name="P2">PUSH _else_28</text:p>
      <text:p text:style-name="P2">BF</text:p>
      <text:p text:style-name="P2"/>
      <text:p text:style-name="P2">_then_28:</text:p>
      <text:p text:style-name="P2">ADDR 0 2 % &amp;b</text:p>
      <text:p text:style-name="P2">PUSH 2</text:p>
      <text:p text:style-name="P2">STORE % b := 2</text:p>
      <text:p text:style-name="P2"/>
      <text:p text:style-name="P2">PUSH _end_28</text:p>
      <text:p text:style-name="P2">BR</text:p>
      <text:p text:style-name="P2"/>
      <text:p text:style-name="P2">_else_28:</text:p>
      <text:p text:style-name="P2">ADDR 0 2 % &amp;b</text:p>
      <text:p text:style-name="P2">PUSH 0</text:p>
      <text:p text:style-name="P2">STORE % b := 0</text:p>
      <text:p text:style-name="P2"/>
      <text:p text:style-name="P2"><text:soft-page-break/>_end_28:</text:p>
      <text:p text:style-name="P2"/>
      <text:p text:style-name="P4">% 2-9: while c &lt; 7 do <text:s/>c := 6 <text:s/>end</text:p>
      <text:p text:style-name="P2">_start_29:</text:p>
      <text:p text:style-name="P2"><text:tab/>ADDR 0 3 % &amp;c</text:p>
      <text:p text:style-name="P2"><text:tab/>LOAD % c</text:p>
      <text:p text:style-name="P2"><text:tab/>PUSH 7</text:p>
      <text:p text:style-name="P2"><text:tab/>LT</text:p>
      <text:p text:style-name="P2"><text:tab/>PUSH _end_29</text:p>
      <text:p text:style-name="P2"><text:tab/>BF</text:p>
      <text:p text:style-name="P2"/>
      <text:p text:style-name="P2"><text:tab/>ADDR 0 3 % &amp;c</text:p>
      <text:p text:style-name="P2"><text:tab/>PUSH 6 % c</text:p>
      <text:p text:style-name="P2"><text:tab/>STORE % c := 6</text:p>
      <text:p text:style-name="P2"/>
      <text:p text:style-name="P2"><text:tab/>PUSH _start_29</text:p>
      <text:p text:style-name="P2"><text:tab/>BR</text:p>
      <text:p text:style-name="P2"/>
      <text:p text:style-name="P2">_end_29:</text:p>
      <text:p text:style-name="P2"/>
      <text:p text:style-name="P4">% 2-10: while true do <text:s/>b := b + 1 <text:s/>end</text:p>
      <text:p text:style-name="P2">_start_210:</text:p>
      <text:p text:style-name="P2"><text:tab/>PUSH true</text:p>
      <text:p text:style-name="P2"><text:tab/>PUSH _end_210</text:p>
      <text:p text:style-name="P2"><text:tab/>BF</text:p>
      <text:p text:style-name="P2"/>
      <text:p text:style-name="P2"><text:tab/>ADDR 0 2 % &amp;b</text:p>
      <text:p text:style-name="P2"><text:tab/>ADDR 0 2 % &amp;b</text:p>
      <text:p text:style-name="P2"><text:tab/>LOAD % b</text:p>
      <text:p text:style-name="P2"><text:tab/>PUSH 1</text:p>
      <text:p text:style-name="P2"><text:tab/>ADD % b + 1</text:p>
      <text:p text:style-name="P2"><text:tab/>STORE % b := b + 1</text:p>
      <text:p text:style-name="P2"/>
      <text:p text:style-name="P2"><text:tab/>PUSH _start_210</text:p>
      <text:p text:style-name="P2"><text:tab/>BR</text:p>
      <text:p text:style-name="P2"/>
      <text:p text:style-name="P2">_end_210:</text:p>
      <text:p text:style-name="P2"/>
      <text:p text:style-name="P4">% 2-11: repeat { a := 3 exit b := 7 } until false</text:p>
      <text:p text:style-name="P2">_start_211:</text:p>
      <text:p text:style-name="P2"/>
      <text:p text:style-name="P2"><text:tab/>ADDR 0 1 % &amp;a</text:p>
      <text:p text:style-name="P2"><text:tab/>PUSH 3</text:p>
      <text:p text:style-name="P2"><text:tab/>STORE % a := 3</text:p>
      <text:p text:style-name="P2"/>
      <text:p text:style-name="P2"><text:tab/>PUSH _end_211</text:p>
      <text:p text:style-name="P2"><text:soft-page-break/><text:tab/>BR</text:p>
      <text:p text:style-name="P2"/>
      <text:p text:style-name="P2"><text:tab/>ADDR 0 2 % &amp;b</text:p>
      <text:p text:style-name="P2"><text:tab/>PUSH 7</text:p>
      <text:p text:style-name="P2"><text:tab/>STORE % b := 7</text:p>
      <text:p text:style-name="P2"/>
      <text:p text:style-name="P2"><text:tab/>PUSH false % &lt;cond&gt;</text:p>
      <text:p text:style-name="P2"><text:tab/>PUSH false</text:p>
      <text:p text:style-name="P2"><text:tab/>EQ % not &lt;cond&gt;</text:p>
      <text:p text:style-name="P2"><text:tab/>PUSH _start_211</text:p>
      <text:p text:style-name="P2"><text:tab/>BF</text:p>
      <text:p text:style-name="P2"/>
      <text:p text:style-name="P2">_end_211:</text:p>
      <text:p text:style-name="P2"/>
      <text:p text:style-name="P4">% 2-12: while (q or (r and (not p))) do <text:s/>exit when b not= 10 end</text:p>
      <text:p text:style-name="P2">_start_212:</text:p>
      <text:p text:style-name="P2"><text:tab/>ADDR 0 6 % &amp;q</text:p>
      <text:p text:style-name="P2"><text:tab/>LOAD % q</text:p>
      <text:p text:style-name="P2"><text:tab/>DUP</text:p>
      <text:p text:style-name="P2"><text:tab/>PUSH _chechRHS_1_212 % q==false, check RHS</text:p>
      <text:p text:style-name="P2"><text:tab/>BF</text:p>
      <text:p text:style-name="P2"><text:tab/>PUSH _end_cond1_212 % q==true, true OR _ == true so we're done</text:p>
      <text:p text:style-name="P2"><text:tab/>BR</text:p>
      <text:p text:style-name="P2"/>
      <text:p text:style-name="P2"><text:tab/>_checkRHS_1_212:</text:p>
      <text:p text:style-name="P2"><text:tab/>POP</text:p>
      <text:p text:style-name="P2"/>
      <text:p text:style-name="P2"><text:tab/>ADDR 0 7 % &amp;r</text:p>
      <text:p text:style-name="P2"><text:tab/>LOAD % r</text:p>
      <text:p text:style-name="P2"><text:tab/>DUP</text:p>
      <text:p text:style-name="P2"><text:tab/>PUSH _end_cond2_212 <text:s/>% q==false, false AND _ == false so we're done</text:p>
      <text:p text:style-name="P2"><text:tab/>BF</text:p>
      <text:p text:style-name="P2"/>
      <text:p text:style-name="P2"><text:tab/>POP</text:p>
      <text:p text:style-name="P2"><text:tab/>ADDR 0 5 % &amp;p</text:p>
      <text:p text:style-name="P2"><text:tab/>LOAD % p</text:p>
      <text:p text:style-name="P2"><text:tab/>PUSH false</text:p>
      <text:p text:style-name="P2"><text:tab/>EQ % not p</text:p>
      <text:p text:style-name="P2"/>
      <text:p text:style-name="P2"><text:tab/>_end_cond2_212:</text:p>
      <text:p text:style-name="P2"><text:tab/>_end_cond1_212:</text:p>
      <text:p text:style-name="P2"/>
      <text:p text:style-name="P2"><text:tab/>PUSH _end_212</text:p>
      <text:p text:style-name="P2"><text:tab/>BF</text:p>
      <text:p text:style-name="P2"/>
      <text:p text:style-name="P2"><text:tab/>ADDR 0 2 % &amp;b</text:p>
      <text:p text:style-name="P2"><text:soft-page-break/><text:tab/>LOAD % b</text:p>
      <text:p text:style-name="P2"><text:tab/>PUSH 10</text:p>
      <text:p text:style-name="P2"><text:tab/>EQ % b == 10</text:p>
      <text:p text:style-name="P2"><text:tab/>PUSH false</text:p>
      <text:p text:style-name="P2"><text:tab/>EQ % b not= 10</text:p>
      <text:p text:style-name="P2"/>
      <text:p text:style-name="P2"><text:tab/>PUSH false</text:p>
      <text:p text:style-name="P2"><text:tab/>EQ % not (b not= 10) <text:s/>NB: according to the `ExitStmt` template!!</text:p>
      <text:p text:style-name="P2"><text:tab/>PUSH _end_212</text:p>
      <text:p text:style-name="P2"><text:tab/>BF</text:p>
      <text:p text:style-name="P2"/>
      <text:p text:style-name="P2"><text:tab/>PUSH _start_212</text:p>
      <text:p text:style-name="P2"><text:tab/>BR</text:p>
      <text:p text:style-name="P2"/>
      <text:p text:style-name="P2">_end_212:</text:p>
      <text:p text:style-name="P2"/>
      <text:p text:style-name="P4">% 2-13: put "Value is " , a / b, " or not ", newline</text:p>
      <text:p text:style-name="P2">PUSH _return_1_213</text:p>
      <text:p text:style-name="P2">PUSH _string_constant1 % where _string_constant1 is "Value is \0" somewhere in the code address space</text:p>
      <text:p text:style-name="P2">PUSH _PUTS</text:p>
      <text:p text:style-name="P2">BR</text:p>
      <text:p text:style-name="P2">_return_1_213:</text:p>
      <text:p text:style-name="P2"/>
      <text:p text:style-name="P2">ADDR 0 1</text:p>
      <text:p text:style-name="P2">LOAD</text:p>
      <text:p text:style-name="P2">ADDR 0 2</text:p>
      <text:p text:style-name="P2">LOAD</text:p>
      <text:p text:style-name="P2">DIV</text:p>
      <text:p text:style-name="P2">PRINTI</text:p>
      <text:p text:style-name="P2"/>
      <text:p text:style-name="P2">PUSH _return_2_213</text:p>
      <text:p text:style-name="P2">PUSH _string_constant2 % where _string_constant2 is " or not \0" somewhere in the code address space</text:p>
      <text:p text:style-name="P2">PUSH _PUTS</text:p>
      <text:p text:style-name="P2">BR</text:p>
      <text:p text:style-name="P2">_return_2_213:</text:p>
      <text:p text:style-name="P2"/>
      <text:p text:style-name="P2">PUSH 10</text:p>
      <text:p text:style-name="P2">PRINTC</text:p>
      <text:p text:style-name="P2"/>
      <text:p text:style-name="P4">% 2-14: while true not= false do <text:s/>{</text:p>
      <text:p text:style-name="P2">_start_214:</text:p>
      <text:p text:style-name="P2"><text:tab/>PUSH true</text:p>
      <text:p text:style-name="P2"><text:tab/>PUSH false</text:p>
      <text:p text:style-name="P2"><text:tab/>EQ % (true == false)</text:p>
      <text:p text:style-name="P2"><text:soft-page-break/><text:tab/>PUSH false</text:p>
      <text:p text:style-name="P2"><text:tab/>EQ % !(true == false) == (true != false)</text:p>
      <text:p text:style-name="P2"/>
      <text:p text:style-name="P2"><text:tab/>PUSH _end_214</text:p>
      <text:p text:style-name="P2"><text:tab/>BF</text:p>
      <text:p text:style-name="P2"/>
      <text:p text:style-name="P2"><text:tab/><text:span text:style-name="T1">% 2-16: get a, c, b</text:span></text:p>
      <text:p text:style-name="P2"><text:tab/><text:span text:style-name="T11">ADDR 0 1 % &amp;a</text:span></text:p>
      <text:p text:style-name="P27"><text:tab/><text:span text:style-name="T11">READI</text:span></text:p>
      <text:p text:style-name="P27"><text:tab/><text:span text:style-name="T11">STORE</text:span></text:p>
      <text:p text:style-name="P27"/>
      <text:p text:style-name="P27"><text:tab/><text:span text:style-name="T11">ADDR 0 3 % &amp;c</text:span></text:p>
      <text:p text:style-name="P27"><text:tab/><text:span text:style-name="T11">READI</text:span></text:p>
      <text:p text:style-name="P27"><text:tab/><text:span text:style-name="T11">STORE</text:span></text:p>
      <text:p text:style-name="P27"/>
      <text:p text:style-name="P27"><text:tab/><text:span text:style-name="T11">ADDR 0 2 % &amp;b</text:span></text:p>
      <text:p text:style-name="P27"><text:tab/><text:span text:style-name="T11">READI</text:span></text:p>
      <text:p text:style-name="P27"><text:tab/><text:span text:style-name="T11">STORE</text:span></text:p>
      <text:p text:style-name="P2"/>
      <text:p text:style-name="P2"><text:tab/><text:span text:style-name="T1">% 2-17: exit when (p or not r)</text:span></text:p>
      <text:p text:style-name="P2"><text:tab/>ADDR 0 5 % &amp;p</text:p>
      <text:p text:style-name="P2"><text:tab/>LOAD % p</text:p>
      <text:p text:style-name="P2"><text:tab/>DUP</text:p>
      <text:p text:style-name="P2"><text:tab/>PUSH _checkRHS_217</text:p>
      <text:p text:style-name="P2"><text:tab/>BF % p==false, so check RHS `not r`</text:p>
      <text:p text:style-name="P2"><text:tab/>PUSH _end_217</text:p>
      <text:p text:style-name="P2"><text:tab/>BR</text:p>
      <text:p text:style-name="P2"/>
      <text:p text:style-name="P2"><text:tab/>_checkRHS_217:</text:p>
      <text:p text:style-name="P2"><text:tab/>POP</text:p>
      <text:p text:style-name="P2"><text:tab/>ADDR 0 7 % &amp;r</text:p>
      <text:p text:style-name="P2"><text:tab/>LOAD % r</text:p>
      <text:p text:style-name="P2"><text:tab/>PUSH false</text:p>
      <text:p text:style-name="P2"><text:tab/>EQ % not r</text:p>
      <text:p text:style-name="P2"/>
      <text:p text:style-name="P2"><text:tab/>_end_217:</text:p>
      <text:p text:style-name="P2"/>
      <text:p text:style-name="P2"><text:tab/>PUSH false</text:p>
      <text:p text:style-name="P2"><text:tab/>EQ % not &lt;cond&gt;</text:p>
      <text:p text:style-name="P2"><text:tab/>PUSH _end_214 % enclosing loop end label</text:p>
      <text:p text:style-name="P2"><text:tab/>BF</text:p>
      <text:p text:style-name="P2"/>
      <text:p text:style-name="P2"><text:tab/><text:span text:style-name="T1">% 2-18: b1 := not p or q</text:span></text:p>
      <text:p text:style-name="P2"><text:tab/>ADDR 0 8 % &amp;b1</text:p>
      <text:p text:style-name="P2"><text:tab/>ADDR 0 5 % &amp;p</text:p>
      <text:p text:style-name="P2"><text:tab/>LOAD % p</text:p>
      <text:p text:style-name="P2"><text:soft-page-break/><text:tab/>PUSH false</text:p>
      <text:p text:style-name="P2"><text:tab/>EQ % not p</text:p>
      <text:p text:style-name="P2"><text:tab/>DUP</text:p>
      <text:p text:style-name="P2"><text:tab/>PUSH _checkRHS_218</text:p>
      <text:p text:style-name="P2"><text:tab/>BF</text:p>
      <text:p text:style-name="P2"><text:tab/>PUSH _end_218</text:p>
      <text:p text:style-name="P2"><text:tab/>BR</text:p>
      <text:p text:style-name="P2"/>
      <text:p text:style-name="P2"><text:tab/>_checkRHS_218:</text:p>
      <text:p text:style-name="P2"><text:tab/>POP</text:p>
      <text:p text:style-name="P2"><text:tab/>ADDR 0 6 % &amp;q</text:p>
      <text:p text:style-name="P2"><text:tab/>LOAD % q</text:p>
      <text:p text:style-name="P2"/>
      <text:p text:style-name="P2"><text:tab/>_end_218:</text:p>
      <text:p text:style-name="P2"><text:tab/>STORE % b1 := ...</text:p>
      <text:p text:style-name="P2"/>
      <text:p text:style-name="P2"><text:tab/><text:span text:style-name="T1">% 2-19: repeat <text:s/>{</text:span></text:p>
      <text:p text:style-name="P2"><text:tab/>_start_219:</text:p>
      <text:p text:style-name="P4"><text:tab/><text:tab/>% 2-21: p := ( b2 ? q : d &lt;= 7)</text:p>
      <text:p text:style-name="P2"><text:tab/><text:tab/>ADDR 0 5 % &amp;p</text:p>
      <text:p text:style-name="P2"><text:tab/><text:tab/>ADDR 0 9 % &amp;b2</text:p>
      <text:p text:style-name="P2"><text:tab/><text:tab/>LOAD</text:p>
      <text:p text:style-name="P2"><text:tab/><text:tab/>PUSH _false_221</text:p>
      <text:p text:style-name="P2"><text:tab/><text:tab/>BF</text:p>
      <text:p text:style-name="P2"/>
      <text:p text:style-name="P2"><text:tab/><text:tab/>ADDR 0 6 % &amp;q</text:p>
      <text:p text:style-name="P2"><text:tab/><text:tab/>LOAD % q</text:p>
      <text:p text:style-name="P2"><text:tab/><text:tab/>PUSH _end_221</text:p>
      <text:p text:style-name="P2"/>
      <text:p text:style-name="P2"><text:tab/><text:tab/>_false_221:</text:p>
      <text:p text:style-name="P2"><text:tab/><text:tab/>ADDR 0 4 % &amp;d</text:p>
      <text:p text:style-name="P2"><text:tab/><text:tab/>PUSH 7</text:p>
      <text:p text:style-name="P2"><text:tab/><text:tab/>SWAP</text:p>
      <text:p text:style-name="P2"><text:tab/><text:tab/>LT % 7 &lt; d</text:p>
      <text:p text:style-name="P2"><text:tab/><text:tab/>PUSH false</text:p>
      <text:p text:style-name="P2"><text:tab/><text:tab/>EQ % !(7 &lt; d) == (d &lt;= 7)</text:p>
      <text:p text:style-name="P2"/>
      <text:p text:style-name="P2"><text:tab/><text:tab/>_end_221:</text:p>
      <text:p text:style-name="P2"><text:tab/><text:tab/>STORE % p := ...</text:p>
      <text:p text:style-name="P2"/>
      <text:p text:style-name="P2"><text:tab/><text:tab/><text:span text:style-name="T1">% 2-22: if w &lt;= a then exit fi</text:span></text:p>
      <text:p text:style-name="P2"><text:tab/><text:tab/>ADDR 0 10 % &amp;w</text:p>
      <text:p text:style-name="P2"><text:tab/><text:tab/>LOAD % w</text:p>
      <text:p text:style-name="P2"><text:tab/><text:tab/>ADDR 0 1 % &amp;a</text:p>
      <text:p text:style-name="P2"><text:tab/><text:tab/>LOAD % a</text:p>
      <text:p text:style-name="P2"><text:tab/><text:tab/>SWAP</text:p>
      <text:p text:style-name="P2"><text:soft-page-break/><text:tab/><text:tab/>LT % a &lt; w</text:p>
      <text:p text:style-name="P2"><text:tab/><text:tab/>PUSH false</text:p>
      <text:p text:style-name="P2"><text:tab/><text:tab/>EQ % !(a &lt; w) == (w &lt;= a)</text:p>
      <text:p text:style-name="P2"/>
      <text:p text:style-name="P2"><text:tab/><text:tab/>PUSH _else_222</text:p>
      <text:p text:style-name="P2"><text:tab/><text:tab/>BF</text:p>
      <text:p text:style-name="P2"/>
      <text:p text:style-name="P2"><text:tab/><text:tab/>_then_222:</text:p>
      <text:p text:style-name="P9"><text:tab/><text:tab/>% exit from 2-19 repeat loop</text:p>
      <text:p text:style-name="P2"><text:tab/><text:tab/>PUSH _end_219</text:p>
      <text:p text:style-name="P2"><text:tab/><text:tab/>BR</text:p>
      <text:p text:style-name="P2"/>
      <text:p text:style-name="P2"><text:tab/><text:tab/>_else_222:</text:p>
      <text:p text:style-name="P2"><text:tab/><text:tab/>_end_222:</text:p>
      <text:p text:style-name="P2"/>
      <text:p text:style-name="P4"><text:tab/><text:tab/>% 2-23: while <text:s/>((p or (not q)) or r) do</text:p>
      <text:p text:style-name="P2"><text:tab/><text:tab/>_start_223:</text:p>
      <text:p text:style-name="P2"><text:tab/><text:tab/><text:tab/>ADDR 0 5 % &amp;p</text:p>
      <text:p text:style-name="P2"><text:tab/><text:tab/><text:tab/>LOAD % p</text:p>
      <text:p text:style-name="P2"><text:tab/><text:tab/><text:tab/>DUP</text:p>
      <text:p text:style-name="P2"><text:tab/><text:tab/><text:tab/>PUSH _checkRHS_1_223</text:p>
      <text:p text:style-name="P2"><text:tab/><text:tab/><text:tab/>BF % false OR rhs == rhs</text:p>
      <text:p text:style-name="P2"><text:tab/><text:tab/><text:tab/>PUSH _end_cond_1_223</text:p>
      <text:p text:style-name="P2"><text:tab/><text:tab/><text:tab/>BR % true OR _ == true</text:p>
      <text:p text:style-name="P2"/>
      <text:p text:style-name="P2"><text:tab/><text:tab/><text:tab/>_checkRHS_1_223:</text:p>
      <text:p text:style-name="P2"><text:tab/><text:tab/><text:tab/>ADDR 0 6 % &amp;q</text:p>
      <text:p text:style-name="P2"><text:tab/><text:tab/><text:tab/>LOAD % q</text:p>
      <text:p text:style-name="P2"><text:tab/><text:tab/><text:tab/>PUSH false</text:p>
      <text:p text:style-name="P2"><text:tab/><text:tab/><text:tab/>EQ % not q</text:p>
      <text:p text:style-name="P2"/>
      <text:p text:style-name="P2"><text:tab/><text:tab/><text:tab/>_end_cond_1_223:</text:p>
      <text:p text:style-name="P2"><text:tab/><text:tab/><text:tab/>DUP</text:p>
      <text:p text:style-name="P2"><text:tab/><text:tab/><text:tab/>PUSH _checkRHS_2_223</text:p>
      <text:p text:style-name="P2"><text:tab/><text:tab/><text:tab/>BF % false OR r == r</text:p>
      <text:p text:style-name="P2"><text:tab/><text:tab/><text:tab/>PUSH _end_cond_2_223</text:p>
      <text:p text:style-name="P2"><text:tab/><text:tab/><text:tab/>BR % true OR _ == true</text:p>
      <text:p text:style-name="P2"/>
      <text:p text:style-name="P2"><text:tab/><text:tab/><text:tab/>_chechkRHS_2_223:</text:p>
      <text:p text:style-name="P2"><text:tab/><text:tab/><text:tab/>ADDR 0 7 % &amp;r</text:p>
      <text:p text:style-name="P2"><text:tab/><text:tab/><text:tab/>LOAD % r</text:p>
      <text:p text:style-name="P2"/>
      <text:p text:style-name="P2"><text:tab/><text:tab/><text:tab/>_end_cond_2_223:</text:p>
      <text:p text:style-name="P2"/>
      <text:p text:style-name="P2"><text:tab/><text:tab/><text:tab/>PUSH _end_223</text:p>
      <text:p text:style-name="P2"><text:tab/><text:tab/><text:tab/>BF</text:p>
      <text:p text:style-name="P2"><text:soft-page-break/></text:p>
      <text:p text:style-name="P2"><text:tab/><text:tab/><text:tab/><text:span text:style-name="T1">% 2-26: p := not q</text:span></text:p>
      <text:p text:style-name="P2"><text:tab/><text:tab/><text:tab/>ADDR 0 5 % &amp;p</text:p>
      <text:p text:style-name="P2"><text:tab/><text:tab/><text:tab/>ADDR 0 6 % &amp;q</text:p>
      <text:p text:style-name="P2"><text:tab/><text:tab/><text:tab/>LOAD % q</text:p>
      <text:p text:style-name="P2"><text:tab/><text:tab/><text:tab/>PUSH false</text:p>
      <text:p text:style-name="P2"><text:tab/><text:tab/><text:tab/>EQ % not q</text:p>
      <text:p text:style-name="P2"><text:tab/><text:tab/><text:tab/>STORE % p := (not q)</text:p>
      <text:p text:style-name="P2"/>
      <text:p text:style-name="P4"><text:tab/><text:tab/><text:tab/>% 2-27: t := ( (p or q) ? (t + 1) : (t - 1) )</text:p>
      <text:p text:style-name="P2"><text:tab/><text:tab/><text:tab/>ADDR 0 112 % &amp;t</text:p>
      <text:p text:style-name="P2"/>
      <text:p text:style-name="P2"><text:tab/><text:tab/><text:tab/>ADDR 0 5 % &amp;p</text:p>
      <text:p text:style-name="P2"><text:tab/><text:tab/><text:tab/>LOAD % p</text:p>
      <text:p text:style-name="P2"><text:tab/><text:tab/><text:tab/>DUP</text:p>
      <text:p text:style-name="P2"><text:tab/><text:tab/><text:tab/>PUSH _checkRHS_227</text:p>
      <text:p text:style-name="P2"><text:tab/><text:tab/><text:tab/>BF</text:p>
      <text:p text:style-name="P2"><text:tab/><text:tab/><text:tab/>PUSH _end_cond_227</text:p>
      <text:p text:style-name="P2"><text:tab/><text:tab/><text:tab/>BR</text:p>
      <text:p text:style-name="P2"/>
      <text:p text:style-name="P2"><text:tab/><text:tab/><text:tab/>_checkRHS_227:</text:p>
      <text:p text:style-name="P2"><text:tab/><text:tab/><text:tab/>POP</text:p>
      <text:p text:style-name="P2"><text:tab/><text:tab/><text:tab/>ADDR 0 6 % &amp;q</text:p>
      <text:p text:style-name="P2"><text:tab/><text:tab/><text:tab/>LOAD % q</text:p>
      <text:p text:style-name="P2"/>
      <text:p text:style-name="P2"><text:tab/><text:tab/><text:tab/>_end_cond_227:</text:p>
      <text:p text:style-name="P2"/>
      <text:p text:style-name="P2"><text:tab/><text:tab/><text:tab/>PUSH _false_227</text:p>
      <text:p text:style-name="P2"><text:tab/><text:tab/><text:tab/>BF</text:p>
      <text:p text:style-name="P2"/>
      <text:p text:style-name="P2"><text:tab/><text:tab/><text:tab/>_true_227:</text:p>
      <text:p text:style-name="P2"><text:tab/><text:tab/><text:tab/>ADDR 0 112 % &amp;t</text:p>
      <text:p text:style-name="P2"><text:tab/><text:tab/><text:tab/>LOAD % t</text:p>
      <text:p text:style-name="P2"><text:tab/><text:tab/><text:tab/>PUSH 1</text:p>
      <text:p text:style-name="P2"><text:tab/><text:tab/><text:tab/>ADD % t + 1</text:p>
      <text:p text:style-name="P2"/>
      <text:p text:style-name="P2"><text:tab/><text:tab/><text:tab/>_false_227:</text:p>
      <text:p text:style-name="P2"><text:tab/><text:tab/><text:tab/>ADDR 0 112 % &amp;t</text:p>
      <text:p text:style-name="P2"><text:tab/><text:tab/><text:tab/>LOAD % t</text:p>
      <text:p text:style-name="P2"><text:tab/><text:tab/><text:tab/>PUSH 1</text:p>
      <text:p text:style-name="P2"><text:tab/><text:tab/><text:tab/>SUB % t - 1</text:p>
      <text:p text:style-name="P2"/>
      <text:p text:style-name="P2"><text:tab/><text:tab/><text:tab/>_done_227:</text:p>
      <text:p text:style-name="P2"><text:tab/><text:tab/><text:tab/>STORE % t := ...</text:p>
      <text:p text:style-name="P2"/>
      <text:p text:style-name="P4"><text:tab/><text:tab/><text:tab/>% 2-28: exit <text:s/>when t &gt; 12</text:p>
      <text:p text:style-name="P2"><text:soft-page-break/><text:tab/><text:tab/><text:tab/>ADDR 0 112 % &amp;t</text:p>
      <text:p text:style-name="P2"><text:tab/><text:tab/><text:tab/>LOAD % t</text:p>
      <text:p text:style-name="P2"><text:tab/><text:tab/><text:tab/>PUSH 12</text:p>
      <text:p text:style-name="P2"><text:tab/><text:tab/><text:tab/>SWAP</text:p>
      <text:p text:style-name="P2"><text:tab/><text:tab/><text:tab/>LT % (12 &lt; t) == (t &gt; 12)</text:p>
      <text:p text:style-name="P2"><text:tab/><text:tab/><text:tab/>PUSH false</text:p>
      <text:p text:style-name="P2"><text:tab/><text:tab/><text:tab/>EQ % !(t &gt; 12)</text:p>
      <text:p text:style-name="P2"><text:tab/><text:tab/><text:tab/>PUSH _end_223 % exit from the 2-23 repeat loop</text:p>
      <text:p text:style-name="P2"><text:tab/><text:tab/><text:tab/>BF</text:p>
      <text:p text:style-name="P2"/>
      <text:p text:style-name="P2"><text:tab/><text:tab/><text:tab/><text:span text:style-name="T1">% 2-29: }</text:span></text:p>
      <text:p text:style-name="P4"><text:tab/><text:tab/><text:tab/>% 2-30: end <text:s text:c="2"/>% while<text:tab/></text:p>
      <text:p text:style-name="P2"><text:tab/><text:tab/><text:tab/>PUSH _start_223</text:p>
      <text:p text:style-name="P2"><text:tab/><text:tab/><text:tab/>BR</text:p>
      <text:p text:style-name="P2"/>
      <text:p text:style-name="P2"><text:tab/><text:tab/>_end_223:</text:p>
      <text:p text:style-name="P2"/>
      <text:p text:style-name="P4"><text:tab/><text:tab/>% 2-31: exit when A[w] &lt; d</text:p>
      <text:p text:style-name="P2"><text:tab/><text:tab/>% &lt;cond&gt; == (A[w] &lt; d)</text:p>
      <text:p text:style-name="P2"><text:tab/><text:tab/>ADDR 0 12 % &amp;A[lowerbound] -&gt; &amp;A[1]</text:p>
      <text:p text:style-name="P2"/>
      <text:p text:style-name="P2"><text:tab/><text:tab/>ADDR 0 10 % &amp;w</text:p>
      <text:p text:style-name="P2"><text:tab/><text:tab/>LOAD % w</text:p>
      <text:p text:style-name="P2"><text:tab/><text:tab/>DUP</text:p>
      <text:p text:style-name="P2"><text:tab/><text:tab/>PUSH 1 % lowerbound of A</text:p>
      <text:p text:style-name="P2"><text:tab/><text:tab/>LT % w &lt; 1</text:p>
      <text:p text:style-name="P2"><text:tab/><text:tab/>PUSH _checkUpper_231</text:p>
      <text:p text:style-name="P2"><text:tab/><text:tab/>BF</text:p>
      <text:p text:style-name="P2"><text:tab/><text:tab/>PUSH _BOUNDS_ERROR</text:p>
      <text:p text:style-name="P2"><text:tab/><text:tab/>BR</text:p>
      <text:p text:style-name="P2"/>
      <text:p text:style-name="P2"><text:tab/><text:tab/>_checkUpper_231:</text:p>
      <text:p text:style-name="P2"><text:tab/><text:tab/>DUP % w</text:p>
      <text:p text:style-name="P2"><text:tab/><text:tab/>PUSH 100 % upperbound of A</text:p>
      <text:p text:style-name="P2"><text:tab/><text:tab/>SWAP</text:p>
      <text:p text:style-name="P2"><text:tab/><text:tab/>LT % is upperbound &lt; w ?</text:p>
      <text:p text:style-name="P2"><text:tab/><text:tab/>PUSH _sub1Ready_231</text:p>
      <text:p text:style-name="P2"><text:tab/><text:tab/>BF</text:p>
      <text:p text:style-name="P2"><text:tab/><text:tab/>PUSH _BOUNDS_ERROR</text:p>
      <text:p text:style-name="P2"><text:tab/><text:tab/>BR</text:p>
      <text:p text:style-name="P2"/>
      <text:p text:style-name="P2"><text:tab/><text:tab/>_sub1Ready_231:</text:p>
      <text:p text:style-name="P2"><text:tab/><text:tab/>PUSH 1 % lowerbound</text:p>
      <text:p text:style-name="P2"><text:tab/><text:tab/>SUB % offset frome base of `w - 1`</text:p>
      <text:p text:style-name="P2"><text:tab/><text:tab/>ADD % &amp;A[w] (i.e. base_addr + w - 1)</text:p>
      <text:p text:style-name="P2"><text:tab/><text:tab/>LOAD % A[w] (because of RHS context)</text:p>
      <text:p text:style-name="P2"><text:soft-page-break/></text:p>
      <text:p text:style-name="P2"><text:tab/><text:tab/>ADDR 0 4 % &amp;d</text:p>
      <text:p text:style-name="P2"><text:tab/><text:tab/>LOAD % d</text:p>
      <text:p text:style-name="P2"><text:tab/><text:tab/>LT % A[w] &lt; d</text:p>
      <text:p text:style-name="P2"/>
      <text:p text:style-name="P2"><text:tab/><text:tab/>PUSH false</text:p>
      <text:p text:style-name="P2"><text:tab/><text:tab/>EQ % not &lt;cond&gt;</text:p>
      <text:p text:style-name="P2"><text:tab/><text:tab/>PUSH _end_219 % exit from the 2-19 repeat loop</text:p>
      <text:p text:style-name="P2"><text:tab/><text:tab/>BF</text:p>
      <text:p text:style-name="P2"/>
      <text:p text:style-name="P4"><text:tab/><text:tab/>% 2-32: } until p and r <text:s/>% repeat</text:p>
      <text:p text:style-name="P2"><text:tab/><text:tab/>% &lt;cond&gt; == (p and r)</text:p>
      <text:p text:style-name="P2"><text:tab/><text:tab/>ADDR 0 5 % &amp;p</text:p>
      <text:p text:style-name="P2"><text:tab/><text:tab/>LOAD % p</text:p>
      <text:p text:style-name="P2"><text:tab/><text:tab/>DUP</text:p>
      <text:p text:style-name="P2"><text:tab/><text:tab/>PUSH _checkRHS_232</text:p>
      <text:p text:style-name="P2"><text:tab/><text:tab/>BF</text:p>
      <text:p text:style-name="P2"><text:tab/><text:tab/>PUSH _end_cond_232</text:p>
      <text:p text:style-name="P2"><text:tab/><text:tab/>BR</text:p>
      <text:p text:style-name="P2"/>
      <text:p text:style-name="P2"><text:tab/><text:tab/>_checkRHS_232:</text:p>
      <text:p text:style-name="P2"><text:tab/><text:tab/>POP</text:p>
      <text:p text:style-name="P2"><text:tab/><text:tab/>ADDR 0 7 % &amp;r</text:p>
      <text:p text:style-name="P2"><text:tab/><text:tab/>LOAD % r</text:p>
      <text:p text:style-name="P2"/>
      <text:p text:style-name="P2"><text:tab/><text:tab/>_end_cond_232:</text:p>
      <text:p text:style-name="P2"/>
      <text:p text:style-name="P2"><text:tab/><text:tab/>PUSH false</text:p>
      <text:p text:style-name="P2"><text:tab/><text:tab/>EQ % not &lt;cond&gt;</text:p>
      <text:p text:style-name="P2"><text:tab/><text:tab/>PUSH _start_219</text:p>
      <text:p text:style-name="P2"><text:tab/><text:tab/>BF</text:p>
      <text:p text:style-name="P2"/>
      <text:p text:style-name="P2"><text:tab/>_end_219:</text:p>
      <text:p text:style-name="P2"/>
      <text:p text:style-name="P4"><text:tab/>% 2-34: <text:s text:c="2"/>end <text:s/>% while</text:p>
      <text:p text:style-name="P2"><text:tab/>PUSH _start_214</text:p>
      <text:p text:style-name="P2"><text:tab/>BR</text:p>
      <text:p text:style-name="P27"/>
      <text:p text:style-name="P2">_end_214:</text:p>
      <text:p text:style-name="P2"/>
      <text:p text:style-name="P4">% 2-35: }</text:p>
      <text:p text:style-name="P2">PUSH 113 % local size</text:p>
      <text:p text:style-name="P2">POPN % throw away local variables</text:p>
      <text:p text:style-name="P2"/>
      <text:p text:style-name="P2">% restore previous LL=0 context (unnecessary for top-level, but alas..)</text:p>
      <text:p text:style-name="P2">ADDR 0 0</text:p>
      <text:p text:style-name="P2"><text:soft-page-break/>SETD 0</text:p>
      <text:p text:style-name="P2">POP</text:p>
      <text:p text:style-name="P2"/>
      <text:p text:style-name="P2">HALT</text:p>
      <text:p text:style-name="P2">% The End.</text:p>
      <text:p text:style-name="P30"><text:span text:style-name="T1">Sample Program </text:span><text:span text:style-name="T2">A</text:span><text:span text:style-name="T1">4-</text:span><text:span text:style-name="T2">3 (Oren):</text:span></text:p>
      <text:p text:style-name="P18"/>
      <text:p text:style-name="P8">_START:</text:p>
      <text:p text:style-name="P1">SETD 0 <text:s text:c="3"/># 3-2</text:p>
      <text:p text:style-name="P1">PUSH 0</text:p>
      <text:p text:style-name="P1">PUSH 8</text:p>
      <text:p text:style-name="P1">DUPN <text:s text:c="3"/># 3-3 3-4</text:p>
      <text:p text:style-name="P1">PUSH 0</text:p>
      <text:p text:style-name="P1">PUSH <text:span text:style-name="T8">_RET6</text:span></text:p>
      <text:p text:style-name="P1">ADDR 0 5 <text:s text:c="3"/># p</text:p>
      <text:p text:style-name="P1">LOAD</text:p>
      <text:p text:style-name="P1">PUSH MACHINE_FALSE</text:p>
      <text:p text:style-name="P1">EQ</text:p>
      <text:p text:style-name="P1">DUP</text:p>
      <text:p text:style-name="P1">PUSH <text:span text:style-name="T8">_CHECKOR3</text:span></text:p>
      <text:p text:style-name="P1">BF</text:p>
      <text:p text:style-name="P1">PUSH <text:span text:style-name="T8">_ENDOR3</text:span></text:p>
      <text:p text:style-name="P1">BR</text:p>
      <text:p text:style-name="P1"><text:span text:style-name="T8">_CHECKOR3</text:span>:</text:p>
      <text:p text:style-name="P1">POP</text:p>
      <text:p text:style-name="P1">ADDR 0 6 <text:s text:c="3"/># q</text:p>
      <text:p text:style-name="P1">LOAD</text:p>
      <text:p text:style-name="P1"><text:span text:style-name="T8">_ENDOR3</text:span>:</text:p>
      <text:p text:style-name="P1">ADDR 0 2 <text:s text:c="3"/># b</text:p>
      <text:p text:style-name="P1">LOAD</text:p>
      <text:p text:style-name="P1">ADDR 0 3 <text:s text:c="3"/># c</text:p>
      <text:p text:style-name="P1">LOAD</text:p>
      <text:p text:style-name="P1">MUL</text:p>
      <text:p text:style-name="P1">ADDR 0 5 <text:s text:c="3"/># p</text:p>
      <text:p text:style-name="P1">LOAD</text:p>
      <text:p text:style-name="P1">ADDR 0 6 <text:s text:c="3"/># q</text:p>
      <text:p text:style-name="P1">LOAD</text:p>
      <text:p text:style-name="P1">EQ</text:p>
      <text:p text:style-name="P1">PUSH MACHINE_FALSE</text:p>
      <text:p text:style-name="P1">EQ</text:p>
      <text:p text:style-name="P1">PUSH <text:span text:style-name="T8">_Q</text:span></text:p>
      <text:p text:style-name="P1">BR</text:p>
      <text:p text:style-name="P1"><text:span text:style-name="T8">_RET6</text:span>: <text:s text:c="2"/><text:tab/> </text:p>
      <text:p text:style-name="P1">POP <text:s text:c="2"/><text:tab/> # 3-30</text:p>
      <text:p text:style-name="P1">HALT <text:s text:c="2"/><text:tab/> # 3-31</text:p>
      <text:p text:style-name="P1"><text:span text:style-name="T8">_P</text:span>: <text:s text:c="3"/>ADDR 1 0 <text:s text:c="3"/># 3-6</text:p>
      <text:p text:style-name="P1"><text:s text:c="4"/>PUSHMT</text:p>
      <text:p text:style-name="P1"><text:s text:c="4"/>SETD 1</text:p>
      <text:p text:style-name="P1"><text:s text:c="4"/>PUSH 0</text:p>
      <text:p text:style-name="P1"><text:s text:c="4"/>PUSH 1</text:p>
      <text:p text:style-name="P1"><text:s text:c="4"/>DUPN <text:s text:c="2"/><text:tab/> # 3-7</text:p>
      <text:p text:style-name="P1"><text:soft-page-break/><text:s text:c="4"/><text:span text:style-name="T8">_START_WHILE1</text:span>:</text:p>
      <text:p text:style-name="P1"><text:s text:c="3"/><text:tab/> ADDR 0 6 <text:s text:c="3"/># q</text:p>
      <text:p text:style-name="P1"><text:s text:c="3"/><text:tab/> LOAD</text:p>
      <text:p text:style-name="P1"><text:s text:c="3"/><text:tab/> PUSH <text:span text:style-name="T8">_END_WHILE1</text:span></text:p>
      <text:p text:style-name="P1"><text:s text:c="3"/><text:tab/> BF</text:p>
      <text:p text:style-name="P1"><text:s text:c="3"/><text:tab/> PUSH 0</text:p>
      <text:p text:style-name="P1"><text:s text:c="3"/><text:tab/> PUSH <text:span text:style-name="T8">_RET1</text:span></text:p>
      <text:p text:style-name="P1"><text:s text:c="3"/><text:tab/> ADDR 0 5 <text:s text:c="3"/># p</text:p>
      <text:p text:style-name="P1"><text:s text:c="3"/><text:tab/> LOAD</text:p>
      <text:p text:style-name="P1"><text:s text:c="3"/><text:tab/> ADDR 1 1 <text:s text:c="3"/># e</text:p>
      <text:p text:style-name="P1"><text:s text:c="3"/><text:tab/> LOAD</text:p>
      <text:p text:style-name="P1"><text:s text:c="3"/><text:tab/> ADDR 0 1 <text:s text:c="3"/># a</text:p>
      <text:p text:style-name="P1"><text:s text:c="3"/><text:tab/> LOAD</text:p>
      <text:p text:style-name="P1"><text:s text:c="3"/><text:tab/> ADD</text:p>
      <text:p text:style-name="P1"><text:s text:c="3"/><text:tab/> PUSH 1</text:p>
      <text:p text:style-name="P1"><text:s text:c="3"/><text:tab/> SUB</text:p>
      <text:p text:style-name="P1"><text:s text:c="3"/><text:tab/> ADDR 0 3 <text:s text:c="3"/># c</text:p>
      <text:p text:style-name="P1"><text:s text:c="3"/><text:tab/> LOAD</text:p>
      <text:p text:style-name="P1"><text:s text:c="3"/><text:tab/> ADDR 0 4 <text:s text:c="3"/># d</text:p>
      <text:p text:style-name="P1"><text:s text:c="3"/><text:tab/> LOAD</text:p>
      <text:p text:style-name="P1"><text:s text:c="3"/><text:tab/> SWAP</text:p>
      <text:p text:style-name="P1"><text:s text:c="3"/><text:tab/> LT</text:p>
      <text:p text:style-name="P1"><text:s text:c="3"/><text:tab/> PUSH MACHINE_FALSE</text:p>
      <text:p text:style-name="P1"><text:s text:c="3"/><text:tab/> EQ</text:p>
      <text:p text:style-name="P1"><text:s text:c="3"/><text:tab/> PUSH <text:span text:style-name="T8">_Q</text:span></text:p>
      <text:p text:style-name="P1"><text:s text:c="3"/><text:tab/> BR <text:s text:c="2"/><text:tab/> # 3-9</text:p>
      <text:p text:style-name="P1"><text:s text:c="3"/><text:tab/> <text:span text:style-name="T8">_RET1</text:span>:</text:p>
      <text:p text:style-name="P1"><text:s text:c="3"/><text:tab/> POP <text:s text:c="2"/><text:tab/> # unused return</text:p>
      <text:p text:style-name="P1"><text:s text:c="3"/><text:tab/> PUSH <text:span text:style-name="T8">_ENDFUNC1</text:span></text:p>
      <text:p text:style-name="P1"><text:s text:c="3"/><text:tab/> BR <text:s text:c="2"/><text:tab/> # 3-10</text:p>
      <text:p text:style-name="P1"><text:s text:c="3"/><text:tab/> PUSH <text:span text:style-name="T8">_START_WHILE1</text:span></text:p>
      <text:p text:style-name="P1"><text:s text:c="3"/><text:tab/> BR <text:s text:c="2"/><text:tab/> </text:p>
      <text:p text:style-name="P1"><text:s text:c="3"/><text:span text:style-name="T8"><text:s/>_END_WHILE1</text:span>: <text:s text:c="3"/># 3-11</text:p>
      <text:p text:style-name="P1"><text:s text:c="4"/><text:span text:style-name="T8">_ENDFUNC1</text:span>:</text:p>
      <text:p text:style-name="P1"><text:s text:c="4"/>PUSH 1 <text:s text:c="2"/><text:tab/> # free locals</text:p>
      <text:p text:style-name="P1"><text:s text:c="4"/>POPN</text:p>
      <text:p text:style-name="P1"><text:s text:c="4"/>SETD 1</text:p>
      <text:p text:style-name="P1"><text:s text:c="4"/>BR <text:s text:c="2"/><text:tab/> # 3-12</text:p>
      <text:p text:style-name="P1"><text:span text:style-name="T8">_F</text:span>: <text:s text:c="3"/>ADDR 1 0</text:p>
      <text:p text:style-name="P1"><text:s text:c="4"/>PUSHMT</text:p>
      <text:p text:style-name="P1"><text:s text:c="4"/>SETD 1 <text:s text:c="2"/><text:tab/> # 3-13</text:p>
      <text:p text:style-name="P1"><text:s text:c="4"/>ADDR 1 -1 <text:s text:c="3"/># n</text:p>
      <text:p text:style-name="P1"><text:s text:c="4"/>LOAD</text:p>
      <text:p text:style-name="P1"><text:s text:c="4"/>PUSH <text:span text:style-name="T8">_ELSE1</text:span>:</text:p>
      <text:p text:style-name="P1"><text:s text:c="4"/>BF</text:p>
      <text:p text:style-name="P1"><text:s text:c="4"/>ADDR 1 -2 <text:s text:c="3"/># m</text:p>
      <text:p text:style-name="P1"><text:soft-page-break/><text:s text:c="4"/>LOAD</text:p>
      <text:p text:style-name="P1"><text:s text:c="4"/>ADDR 0 2 <text:s text:c="3"/># b</text:p>
      <text:p text:style-name="P1"><text:s text:c="4"/>LOAD</text:p>
      <text:p text:style-name="P1"><text:s text:c="4"/>ADD</text:p>
      <text:p text:style-name="P1"><text:s text:c="4"/>PUSH <text:span text:style-name="T8">_ENDIF1</text:span>:</text:p>
      <text:p text:style-name="P1"><text:s text:c="4"/><text:span text:style-name="T8">_ELSE1</text:span>:</text:p>
      <text:p text:style-name="P1"><text:s text:c="4"/>PUSH 0 <text:s text:c="2"/><text:tab/> # return val</text:p>
      <text:p text:style-name="P1"><text:s text:c="4"/>PUSH <text:span text:style-name="T8">_RET2</text:span></text:p>
      <text:p text:style-name="P1"><text:s text:c="4"/>ADDR 1 -2 <text:s text:c="3"/># m</text:p>
      <text:p text:style-name="P1"><text:s text:c="4"/>LOAD</text:p>
      <text:p text:style-name="P1"><text:s text:c="4"/>ADDR 0 2 <text:s text:c="3"/># b</text:p>
      <text:p text:style-name="P1"><text:s text:c="4"/>LOAD</text:p>
      <text:p text:style-name="P1"><text:s text:c="4"/>SUB</text:p>
      <text:p text:style-name="P1"><text:s text:c="4"/>ADDR 1 -1 <text:s text:c="2"/># n</text:p>
      <text:p text:style-name="P1"><text:s text:c="4"/>LOAD</text:p>
      <text:p text:style-name="P1"><text:s text:c="4"/>DUP</text:p>
      <text:p text:style-name="P1"><text:s text:c="4"/>PUSH <text:span text:style-name="T8">_ENDAND</text:span></text:p>
      <text:p text:style-name="P1"><text:s text:c="4"/>BF</text:p>
      <text:p text:style-name="P1"><text:s text:c="4"/>POP</text:p>
      <text:p text:style-name="P1"><text:s text:c="4"/>ADDR 0 8 <text:s text:c="3"/>#s</text:p>
      <text:p text:style-name="P1"><text:s text:c="4"/><text:span text:style-name="T8">_ENDAND1</text:span>:</text:p>
      <text:p text:style-name="P1"><text:s text:c="4"/>PUSH <text:span text:style-name="T8">_F</text:span></text:p>
      <text:p text:style-name="P1"><text:s text:c="4"/>BR</text:p>
      <text:p text:style-name="P1"><text:s text:c="4"/><text:span text:style-name="T8">_RET2</text:span>:</text:p>
      <text:p text:style-name="P1"><text:s text:c="4"/>ADDR 1 -4 <text:s text:c="3"/>#retval</text:p>
      <text:p text:style-name="P1"><text:s text:c="4"/>SWAP</text:p>
      <text:p text:style-name="P1"><text:s text:c="4"/>STORE</text:p>
      <text:p text:style-name="P1"><text:s text:c="4"/><text:span text:style-name="T8">_ENDFUNC2</text:span>:</text:p>
      <text:p text:style-name="P1"><text:s text:c="4"/>SETD 1 <text:s text:c="2"/><text:tab/> #restore display</text:p>
      <text:p text:style-name="P1"><text:s text:c="4"/>PUSH 2 <text:s text:c="2"/><text:tab/> #arguments</text:p>
      <text:p text:style-name="P1"><text:s text:c="4"/>POPN</text:p>
      <text:p text:style-name="P1"><text:s text:c="4"/>BR <text:s text:c="2"/><text:tab/> # 3-16</text:p>
      <text:p text:style-name="P1">_Q: <text:s text:c="3"/>ADDR 1 0</text:p>
      <text:p text:style-name="P1"><text:s text:c="4"/>PUSHMT</text:p>
      <text:p text:style-name="P1"><text:s text:c="4"/>SETD 1 <text:s text:c="2"/><text:tab/> # 3-17</text:p>
      <text:p text:style-name="P1"><text:s text:c="4"/>PUSH 0</text:p>
      <text:p text:style-name="P1"><text:s text:c="4"/>PUSH 3</text:p>
      <text:p text:style-name="P1"><text:s text:c="4"/>DUPN <text:s text:c="2"/><text:tab/> # 3-19</text:p>
      <text:p text:style-name="P1"><text:s text:c="4"/>PUSH 0</text:p>
      <text:p text:style-name="P1"><text:s text:c="4"/>PUSH <text:span text:style-name="T8">_RET3</text:span></text:p>
      <text:p text:style-name="P1"><text:s text:c="4"/>PUSH <text:span text:style-name="T8">_Q_G</text:span></text:p>
      <text:p text:style-name="P1"><text:s text:c="4"/>BR</text:p>
      <text:p text:style-name="P1"><text:s text:c="4"/><text:span text:style-name="T8">_RET3</text:span>:</text:p>
      <text:p text:style-name="P1"><text:s text:c="4"/>PUSH 7</text:p>
      <text:p text:style-name="P1"><text:s text:c="4"/>LT</text:p>
      <text:p text:style-name="P1"><text:s text:c="4"/>PUSH _ELSE2</text:p>
      <text:p text:style-name="P1"><text:soft-page-break/><text:s text:c="4"/>BF</text:p>
      <text:p text:style-name="P1"><text:s text:c="4"/>PUSH _ENDFUNC3</text:p>
      <text:p text:style-name="P1"><text:s text:c="4"/>BR</text:p>
      <text:p text:style-name="P1"><text:s text:c="4"/>PUSH _ENDIF2</text:p>
      <text:p text:style-name="P1"><text:s text:c="4"/>BR</text:p>
      <text:p text:style-name="P1"><text:s text:c="3"/><text:span text:style-name="T8"><text:s/>_ELSE2</text:span>:</text:p>
      <text:p text:style-name="P1"><text:s text:c="4"/><text:span text:style-name="T8">_ENDIF2</text:span>: <text:s text:c="3"/># 3-26</text:p>
      <text:p text:style-name="P1"><text:s text:c="4"/>PUSH 0</text:p>
      <text:p text:style-name="P1"><text:s text:c="4"/>PUSH <text:span text:style-name="T8">_RET4</text:span></text:p>
      <text:p text:style-name="P1"><text:s text:c="4"/>ADDR 1 1 <text:s text:c="3"/># t</text:p>
      <text:p text:style-name="P1"><text:s text:c="4"/>LOAD</text:p>
      <text:p text:style-name="P1"><text:s text:c="4"/>ADDR 0 7 <text:s text:c="3"/># r</text:p>
      <text:p text:style-name="P1"><text:s text:c="4"/>LOAD</text:p>
      <text:p text:style-name="P1"><text:s text:c="4"/>PUSH MACHINE_FALSE</text:p>
      <text:p text:style-name="P1"><text:s text:c="4"/>EQ</text:p>
      <text:p text:style-name="P1"><text:s text:c="4"/>PUSH <text:span text:style-name="T8">_F</text:span></text:p>
      <text:p text:style-name="P1"><text:s text:c="4"/>BR</text:p>
      <text:p text:style-name="P1"><text:s text:c="4"/><text:span text:style-name="T8">_RET4</text:span>:</text:p>
      <text:p text:style-name="P1"><text:s text:c="4"/>PUSH 17</text:p>
      <text:p text:style-name="P1"><text:s text:c="4"/>EQ</text:p>
      <text:p text:style-name="P1"><text:s text:c="4"/>PUSH <text:span text:style-name="T8">_ELSE3</text:span></text:p>
      <text:p text:style-name="P1"><text:s text:c="4"/>BF</text:p>
      <text:p text:style-name="P1"><text:s text:c="4"/>PUSH <text:span text:style-name="T8">_ENDFUNC3</text:span></text:p>
      <text:p text:style-name="P1"><text:s text:c="4"/>BR</text:p>
      <text:p text:style-name="P1"><text:s text:c="4"/>PUSH <text:span text:style-name="T8">_ENDIF3</text:span></text:p>
      <text:p text:style-name="P1"><text:s text:c="4"/>BR</text:p>
      <text:p text:style-name="P1"><text:s text:c="4"/><text:span text:style-name="T8">_ELSE3</text:span>:</text:p>
      <text:p text:style-name="P1"><text:s text:c="4"/><text:span text:style-name="T8">_ENDIF3</text:span>: <text:s text:c="3"/># 3-27</text:p>
      <text:p text:style-name="P1"><text:s text:c="4"/>PUSH 0</text:p>
      <text:p text:style-name="P1"><text:s text:c="4"/>PUSH <text:span text:style-name="T8">_RET5</text:span></text:p>
      <text:p text:style-name="P1"><text:s text:c="4"/>PUSH <text:span text:style-name="T8">_P</text:span></text:p>
      <text:p text:style-name="P1"><text:s text:c="4"/>BR</text:p>
      <text:p text:style-name="P1"><text:s text:c="4"/><text:span text:style-name="T8">_RET5</text:span>:</text:p>
      <text:p text:style-name="P1"><text:s text:c="4"/>POP <text:s text:c="2"/><text:tab/> # 3-28</text:p>
      <text:p text:style-name="P1"><text:s text:c="4"/><text:span text:style-name="T8">_ENDFUNC3</text:span>:</text:p>
      <text:p text:style-name="P1"><text:s text:c="4"/>PUSH 3</text:p>
      <text:p text:style-name="P1"><text:s text:c="4"/>POPN <text:s text:c="2"/><text:tab/> # locals</text:p>
      <text:p text:style-name="P1"><text:s text:c="4"/>SETD 1 <text:s text:c="2"/><text:tab/> # restore display</text:p>
      <text:p text:style-name="P1"><text:s text:c="4"/>PUSH 3 <text:s text:c="2"/><text:tab/> # arguments</text:p>
      <text:p text:style-name="P1"><text:s text:c="4"/>POPN</text:p>
      <text:p text:style-name="P1"><text:s text:c="4"/>BR <text:s text:c="2"/><text:tab/> # 3-29</text:p>
      <text:p text:style-name="P1"><text:span text:style-name="T8">_Q_G</text:span>: <text:s text:c="3"/>ADDR 2 0</text:p>
      <text:p text:style-name="P1"><text:s text:c="4"/>PUSHMT</text:p>
      <text:p text:style-name="P1"><text:s text:c="4"/>SETD 2 <text:s text:c="2"/><text:tab/> # 3-20 3-21</text:p>
      <text:p text:style-name="P1"><text:s text:c="4"/>PUSH 0</text:p>
      <text:p text:style-name="P1"><text:s text:c="4"/>PUSH 2</text:p>
      <text:p text:style-name="P1"><text:soft-page-break/><text:s text:c="4"/>DUPN <text:s text:c="2"/><text:tab/> # 3-22</text:p>
      <text:p text:style-name="P1"><text:s text:c="4"/>PUSH 0</text:p>
      <text:p text:style-name="P1"><text:s text:c="4"/>PUSH <text:span text:style-name="T8">_RET6</text:span></text:p>
      <text:p text:style-name="P1"><text:s text:c="4"/>ADDR 1 -3 <text:s text:c="3"/># m</text:p>
      <text:p text:style-name="P1"><text:s text:c="4"/>LOAD</text:p>
      <text:p text:style-name="P1"><text:s text:c="4"/>PUSH MACHINE_FALSE</text:p>
      <text:p text:style-name="P1"><text:s text:c="4"/>EQ</text:p>
      <text:p text:style-name="P1"><text:s text:c="4"/>ADDR 0 1 <text:s text:c="3"/># a</text:p>
      <text:p text:style-name="P1"><text:s text:c="4"/>LOAD</text:p>
      <text:p text:style-name="P1"><text:s text:c="4"/>ADDR 1 2 <text:s text:c="3"/># u</text:p>
      <text:p text:style-name="P1"><text:s text:c="4"/>LOAD</text:p>
      <text:p text:style-name="P1"><text:s text:c="4"/>ADD</text:p>
      <text:p text:style-name="P1"><text:s text:c="4"/>ADDR 2 2 <text:s text:c="3"/># x</text:p>
      <text:p text:style-name="P1"><text:s text:c="4"/>LOAD</text:p>
      <text:p text:style-name="P1"><text:s text:c="4"/>SUB</text:p>
      <text:p text:style-name="P1"><text:s text:c="4"/>ADDR 1 -1 <text:s text:c="3"/># p</text:p>
      <text:p text:style-name="P1"><text:s text:c="4"/>DUP</text:p>
      <text:p text:style-name="P1"><text:s text:c="4"/>PUSH <text:span text:style-name="T8">_CHECKOR1</text:span></text:p>
      <text:p text:style-name="P1"><text:s text:c="4"/>BF</text:p>
      <text:p text:style-name="P1"><text:s text:c="4"/>PUSH <text:span text:style-name="T8">_ENDOR1</text:span></text:p>
      <text:p text:style-name="P1"><text:s text:c="4"/>BR</text:p>
      <text:p text:style-name="P1"><text:s text:c="4"/><text:span text:style-name="T8">_CHECKOR1</text:span>:</text:p>
      <text:p text:style-name="P1"><text:s text:c="4"/>POP</text:p>
      <text:p text:style-name="P1"><text:s text:c="4"/>ADDR 0 8 <text:s text:c="4"/># s</text:p>
      <text:p text:style-name="P1"><text:s text:c="4"/>LOAD</text:p>
      <text:p text:style-name="P1"><text:s text:c="4"/><text:span text:style-name="T8">_ENDOR1</text:span>:</text:p>
      <text:p text:style-name="P1"><text:s text:c="4"/>PUSH <text:span text:style-name="T8">_Q</text:span></text:p>
      <text:p text:style-name="P1"><text:s text:c="4"/>BR</text:p>
      <text:p text:style-name="P1"><text:s text:c="4"/><text:span text:style-name="T8">_RET6</text:span>:</text:p>
      <text:p text:style-name="P1"><text:s text:c="4"/>POP</text:p>
      <text:p text:style-name="P1"><text:s text:c="4"/>ADDR 1 -3 <text:s text:c="3"/># m</text:p>
      <text:p text:style-name="P1"><text:s text:c="4"/>LOAD</text:p>
      <text:p text:style-name="P1"><text:s text:c="4"/>DUP</text:p>
      <text:p text:style-name="P1"><text:s text:c="4"/>PUSH <text:span text:style-name="T8">_CHECKOR2</text:span></text:p>
      <text:p text:style-name="P1"><text:s text:c="4"/>BF</text:p>
      <text:p text:style-name="P1"><text:s text:c="4"/>PUSH <text:span text:style-name="T8">_ENDOR2</text:span></text:p>
      <text:p text:style-name="P1"><text:s text:c="4"/>BR</text:p>
      <text:p text:style-name="P1"><text:s text:c="4"/><text:span text:style-name="T8">_CHECKOR2</text:span>:</text:p>
      <text:p text:style-name="P1"><text:s text:c="4"/>POP</text:p>
      <text:p text:style-name="P1"><text:s text:c="4"/>ADDR 1 -1 <text:s text:c="3"/># p</text:p>
      <text:p text:style-name="P1"><text:s text:c="4"/>LOAD</text:p>
      <text:p text:style-name="P1"><text:s text:c="4"/><text:span text:style-name="T8">_ENDOR2</text:span>:</text:p>
      <text:p text:style-name="P1"><text:s text:c="4"/>PUSH <text:span text:style-name="T8">_ELSE4</text:span></text:p>
      <text:p text:style-name="P1"><text:s text:c="4"/>BF</text:p>
      <text:p text:style-name="P1"><text:s text:c="4"/>ADDR 1 3 <text:s text:c="3"/># v</text:p>
      <text:p text:style-name="P1"><text:s text:c="4"/>LOAD</text:p>
      <text:p text:style-name="P1"><text:soft-page-break/><text:s text:c="4"/>ADDR 1 -2 <text:s text:c="3"/># n</text:p>
      <text:p text:style-name="P1"><text:s text:c="4"/>LOAD</text:p>
      <text:p text:style-name="P1"><text:s text:c="4"/>ADD</text:p>
      <text:p text:style-name="P1"><text:s text:c="4"/>PUSH <text:span text:style-name="T8">_ENDIF4</text:span></text:p>
      <text:p text:style-name="P1"><text:s text:c="4"/>BR</text:p>
      <text:p text:style-name="P1"><text:s text:c="4"/><text:span text:style-name="T8">_ELSE4</text:span>:</text:p>
      <text:p text:style-name="P1"><text:s text:c="4"/>ADDR 1 2 <text:s text:c="3"/># u</text:p>
      <text:p text:style-name="P1"><text:s text:c="4"/>LOAD</text:p>
      <text:p text:style-name="P1"><text:s text:c="4"/>ADDR 0 2 <text:s text:c="3"/># b</text:p>
      <text:p text:style-name="P1"><text:s text:c="4"/>LOAD</text:p>
      <text:p text:style-name="P1"><text:s text:c="4"/>SUB</text:p>
      <text:p text:style-name="P1"><text:s text:c="4"/><text:span text:style-name="T8">_ENDIF4</text:span>:</text:p>
      <text:p text:style-name="P1"><text:s text:c="4"/>ADDR 2 -1 <text:s text:c="3"/># retval</text:p>
      <text:p text:style-name="P1"><text:s text:c="4"/>SWAP</text:p>
      <text:p text:style-name="P1"><text:s text:c="4"/>STORE</text:p>
      <text:p text:style-name="P1"><text:s text:c="4"/><text:span text:style-name="T8">_ENDFUNC5</text:span>:</text:p>
      <text:p text:style-name="P1"><text:s text:c="4"/>PUSH 2</text:p>
      <text:p text:style-name="P1"><text:s text:c="4"/>POPN <text:s text:c="2"/><text:tab/> # locals</text:p>
      <text:p text:style-name="P1"><text:s text:c="4"/>SETD 1 <text:s text:c="2"/><text:tab/> # restore display</text:p>
      <text:p text:style-name="P1"><text:s text:c="4"/>BR <text:s text:c="2"/><text:tab/> # 3-25</text:p>
      <text:p text:style-name="P31"><text:span text:style-name="T1">Sample Program </text:span><text:span text:style-name="T3">A</text:span><text:span text:style-name="T1">4-1 </text:span><text:span text:style-name="T2">(</text:span><text:span text:style-name="T4">Daniel &amp; </text:span><text:span text:style-name="T2">Oren):</text:span></text:p>
      <text:p text:style-name="P21"/>
      <text:p text:style-name="P25">%SAVE_CONTEXT 0 </text:p>
      <text:p text:style-name="P25">%RESERVE 5 #var i, j, k, n, m : integer </text:p>
      <text:p text:style-name="P25">%RESERVE 5 #var p, q, r, s, t : boolean </text:p>
      <text:p text:style-name="P25">%RESERVE 7 #var A[7] : integer </text:p>
      <text:p text:style-name="P25">%RESERVE 151 #var B[-100 .. 50] : integer </text:p>
      <text:p text:style-name="P25">%RESERVE 5 #var C[-7 .. -3] : boolean </text:p>
      <text:p text:style-name="P25">%RESERVE 400 #var D[400] : boolean </text:p>
      <text:p text:style-name="P25"/>
      <text:p text:style-name="P25">ADDR 0 2 # j </text:p>
      <text:p text:style-name="P25">LOAD </text:p>
      <text:p text:style-name="P25">ADDR 0 3 # k </text:p>
      <text:p text:style-name="P25">LOAD </text:p>
      <text:p text:style-name="P25">PUSH 1 </text:p>
      <text:p text:style-name="P25">SUB </text:p>
      <text:p text:style-name="P25">MUL </text:p>
      <text:p text:style-name="P25">ADDR 0 4 # n </text:p>
      <text:p text:style-name="P25">LOAD </text:p>
      <text:p text:style-name="P25">PUSH 2 </text:p>
      <text:p text:style-name="P25">ADD </text:p>
      <text:p text:style-name="P25">DIV </text:p>
      <text:p text:style-name="P25">ADDR 0 4 # n </text:p>
      <text:p text:style-name="P25">SWAP </text:p>
      <text:p text:style-name="P25">STORE # 1-16 </text:p>
      <text:p text:style-name="P25"/>
      <text:p text:style-name="P25">ADDR 0 7 # q </text:p>
      <text:p text:style-name="P25">LOAD </text:p>
      <text:p text:style-name="P25">%NOT </text:p>
      <text:p text:style-name="P25">DUP </text:p>
      <text:p text:style-name="P25">%BFALSE _AND1 </text:p>
      <text:p text:style-name="P25">POP </text:p>
      <text:p text:style-name="P25">ADDR 0 6 # p </text:p>
      <text:p text:style-name="P25">LOAD </text:p>
      <text:p text:style-name="P25">_AND1: </text:p>
      <text:p text:style-name="P25">DUP </text:p>
      <text:p text:style-name="P25">%BFALSE _CHECKOR1 </text:p>
      <text:p text:style-name="P25">%JMP _ENDOR1 </text:p>
      <text:p text:style-name="P25">_CHECKOR1: </text:p>
      <text:p text:style-name="P25">POP </text:p>
      <text:p text:style-name="P25">ADDR 0 7 # q </text:p>
      <text:p text:style-name="P25">LOAD </text:p>
      <text:p text:style-name="P25">DUP </text:p>
      <text:p text:style-name="P25">%BFALSE _AND2 </text:p>
      <text:p text:style-name="P25">POP </text:p>
      <text:p text:style-name="P25">ADDR 0 6 # p </text:p>
      <text:p text:style-name="P25"><text:soft-page-break/>LOAD </text:p>
      <text:p text:style-name="P25">%NOT </text:p>
      <text:p text:style-name="P25">_AND2: </text:p>
      <text:p text:style-name="P25">_ENDOR1: </text:p>
      <text:p text:style-name="P25">ADDR 0 8 </text:p>
      <text:p text:style-name="P25">SWAP </text:p>
      <text:p text:style-name="P25">STORE # 1-17 </text:p>
      <text:p text:style-name="P25"/>
      <text:p text:style-name="P25">ADDR 0 1 # i </text:p>
      <text:p text:style-name="P25">LOAD </text:p>
      <text:p text:style-name="P25">ADDR 0 2 # j </text:p>
      <text:p text:style-name="P25">LOAD </text:p>
      <text:p text:style-name="P25">LT </text:p>
      <text:p text:style-name="P25">DUP </text:p>
      <text:p text:style-name="P25">%BFALSE _CHECKOR2 </text:p>
      <text:p text:style-name="P25">%JMP _ENDOR2 </text:p>
      <text:p text:style-name="P25">_CHECKOR2: </text:p>
      <text:p text:style-name="P25">POP </text:p>
      <text:p text:style-name="P25">ADDR 0 3 # k </text:p>
      <text:p text:style-name="P25">LOAD </text:p>
      <text:p text:style-name="P25">ADDR 0 4 # n </text:p>
      <text:p text:style-name="P25">LOAD </text:p>
      <text:p text:style-name="P25">SWAP </text:p>
      <text:p text:style-name="P25">LT </text:p>
      <text:p text:style-name="P25">%NOT </text:p>
      <text:p text:style-name="P25">_ENDOR2: </text:p>
      <text:p text:style-name="P25">ADDR 0 6 # p </text:p>
      <text:p text:style-name="P25">SWAP </text:p>
      <text:p text:style-name="P25">STORE # 1-18 </text:p>
      <text:p text:style-name="P25"/>
      <text:p text:style-name="P25">ADDR 0 2 # j # begin 1-19 </text:p>
      <text:p text:style-name="P25">LOAD </text:p>
      <text:p text:style-name="P25">ADDR 0 4 # n </text:p>
      <text:p text:style-name="P25">LOAD </text:p>
      <text:p text:style-name="P25">EQ </text:p>
      <text:p text:style-name="P25">DUP </text:p>
      <text:p text:style-name="P25">%BFALSE _AND3 </text:p>
      <text:p text:style-name="P25">POP </text:p>
      <text:p text:style-name="P25">ADDR 0 3 # k </text:p>
      <text:p text:style-name="P25">LOAD </text:p>
      <text:p text:style-name="P25">ADDR 0 5 # m </text:p>
      <text:p text:style-name="P25">LOAD </text:p>
      <text:p text:style-name="P25">EQ </text:p>
      <text:p text:style-name="P25">%NOT </text:p>
      <text:p text:style-name="P25">_AND3: </text:p>
      <text:p text:style-name="P25">ADDR 0 8 </text:p>
      <text:p text:style-name="P25"><text:soft-page-break/>SWAP </text:p>
      <text:p text:style-name="P25">STORE # 1-19 </text:p>
      <text:p text:style-name="P25"/>
      <text:p text:style-name="P25">ADDR 0 2 # j # begin 1-20 </text:p>
      <text:p text:style-name="P25">LOAD </text:p>
      <text:p text:style-name="P25">ADDR 0 3 # k </text:p>
      <text:p text:style-name="P25">LOAD </text:p>
      <text:p text:style-name="P25">SWAP </text:p>
      <text:p text:style-name="P25">LT </text:p>
      <text:p text:style-name="P25">%BFALSE _ELSE1 </text:p>
      <text:p text:style-name="P25">ADDR 0 8 # r </text:p>
      <text:p text:style-name="P25">LOAD </text:p>
      <text:p text:style-name="P25">ADDR 0 9 # s </text:p>
      <text:p text:style-name="P25">LOAD </text:p>
      <text:p text:style-name="P25">EQ </text:p>
      <text:p text:style-name="P25">%JMP _ENDIF1 </text:p>
      <text:p text:style-name="P25">_ELSE1: </text:p>
      <text:p text:style-name="P25">ADDR 0 1 # i </text:p>
      <text:p text:style-name="P25">LOAD </text:p>
      <text:p text:style-name="P25">ADDR 0 2 # j </text:p>
      <text:p text:style-name="P25">LOAD </text:p>
      <text:p text:style-name="P25">EQ </text:p>
      <text:p text:style-name="P25">%NOT </text:p>
      <text:p text:style-name="P25">_ENDIF1: </text:p>
      <text:p text:style-name="P25">ADDR 0 10 # t </text:p>
      <text:p text:style-name="P25">SWAP </text:p>
      <text:p text:style-name="P25">STORE # <text:s/>1-20 </text:p>
      <text:p text:style-name="P25"/>
      <text:p text:style-name="P25">PUSH 5 # begin 1-21 </text:p>
      <text:p text:style-name="P25">ADDR 0 11 # A </text:p>
      <text:p text:style-name="P25">ADDR 0 1 # i </text:p>
      <text:p text:style-name="P25">LOAD </text:p>
      <text:p text:style-name="P25">PUSH 0 </text:p>
      <text:p text:style-name="P25">PUSH _RET1 </text:p>
      <text:p text:style-name="P25">PUSH -4 </text:p>
      <text:p text:style-name="P25">ADDR 0 11 # A </text:p>
      <text:p text:style-name="P25">ADDR 0 4 # n </text:p>
      <text:p text:style-name="P25">LOAD </text:p>
      <text:p text:style-name="P25">PUSH 3 </text:p>
      <text:p text:style-name="P25">ADD </text:p>
      <text:p text:style-name="P25">DUP </text:p>
      <text:p text:style-name="P25">PUSH 1 </text:p>
      <text:p text:style-name="P25">LT </text:p>
      <text:p text:style-name="P25">%BFALSE _CHECKUPPER1 </text:p>
      <text:p text:style-name="P25">%JMP _BOUNDS_ERROR # a bound error handler/reporter, see appendix </text:p>
      <text:p text:style-name="P25">_CHECKUPPER1: </text:p>
      <text:p text:style-name="P25"><text:soft-page-break/>DUP # of sub_1 </text:p>
      <text:p text:style-name="P25">PUSH 7 </text:p>
      <text:p text:style-name="P25">SWAP </text:p>
      <text:p text:style-name="P25">LT # is upperbound_1 &lt; sub_1 ? </text:p>
      <text:p text:style-name="P25">%BFALSE _SUB1READY </text:p>
      <text:p text:style-name="P25">%JMP _BOUNDS_ERROR # a bound error handler/reporter </text:p>
      <text:p text:style-name="P25">_SUB1READY: </text:p>
      <text:p text:style-name="P25">PUSH 1 </text:p>
      <text:p text:style-name="P25">SUB </text:p>
      <text:p text:style-name="P25">ADD </text:p>
      <text:p text:style-name="P25">LOAD </text:p>
      <text:p text:style-name="P25">%JMP _FUNC_F </text:p>
      <text:p text:style-name="P25">_RET1: </text:p>
      <text:p text:style-name="P25">ADD </text:p>
      <text:p text:style-name="P25">ADD </text:p>
      <text:p text:style-name="P25">SWAP </text:p>
      <text:p text:style-name="P25">STORE # 1-21 </text:p>
      <text:p text:style-name="P25"/>
      <text:p text:style-name="P25">PUSH 0 # begin 1-22 </text:p>
      <text:p text:style-name="P25">PUSH _RET2 </text:p>
      <text:p text:style-name="P25">PUSH 17 </text:p>
      <text:p text:style-name="P25">PUSH 5 </text:p>
      <text:p text:style-name="P25">%JMP _FUNC_F </text:p>
      <text:p text:style-name="P25">_RET2: </text:p>
      <text:p text:style-name="P25">ADDR 0 18 % B </text:p>
      <text:p text:style-name="P25">ADDR 0 18 % B </text:p>
      <text:p text:style-name="P25">ADDR 0 18 % B </text:p>
      <text:p text:style-name="P25">ADDR 0 1 % i </text:p>
      <text:p text:style-name="P25">LOAD </text:p>
      <text:p text:style-name="P25">PUSH 1 </text:p>
      <text:p text:style-name="P25">ADD </text:p>
      <text:p text:style-name="P25">DUP </text:p>
      <text:p text:style-name="P25">PUSH -100 </text:p>
      <text:p text:style-name="P25">LT </text:p>
      <text:p text:style-name="P25">%BFALSE _CHECKUPPER2 </text:p>
      <text:p text:style-name="P25">%JMP _BOUNDS_ERROR # a bound error handler/reporter, see appendix </text:p>
      <text:p text:style-name="P25">_CHECKUPPER2: </text:p>
      <text:p text:style-name="P25">DUP # of sub_1 </text:p>
      <text:p text:style-name="P25">PUSH 50 </text:p>
      <text:p text:style-name="P25">SWAP </text:p>
      <text:p text:style-name="P25">LT # is upperbound_1 &lt; sub_1 ? </text:p>
      <text:p text:style-name="P25">%BFALSE _SUB2READY </text:p>
      <text:p text:style-name="P25">%JMP _BOUNDS_ERROR # a bound error handler/reporter </text:p>
      <text:p text:style-name="P25">_SUB2READY: </text:p>
      <text:p text:style-name="P25">PUSH -100 </text:p>
      <text:p text:style-name="P25">SUB </text:p>
      <text:p text:style-name="P25"><text:soft-page-break/>ADD </text:p>
      <text:p text:style-name="P25">LOAD </text:p>
      <text:p text:style-name="P25">DUP </text:p>
      <text:p text:style-name="P25">PUSH -100 </text:p>
      <text:p text:style-name="P25">LT </text:p>
      <text:p text:style-name="P25">%BFALSE _CHECKUPPER3 </text:p>
      <text:p text:style-name="P25">%JMP _BOUNDS_ERROR # a bound error handler/reporter, see appendix </text:p>
      <text:p text:style-name="P25">_CHECKUPPER3: </text:p>
      <text:p text:style-name="P25">DUP # of sub_1 </text:p>
      <text:p text:style-name="P25">PUSH 50 </text:p>
      <text:p text:style-name="P25">SWAP </text:p>
      <text:p text:style-name="P25">LT # is upperbound_1 &lt; sub_1 ? </text:p>
      <text:p text:style-name="P25">%BFALSE _SUB3READY </text:p>
      <text:p text:style-name="P25">%JMP _BOUNDS_ERROR # a bound error handler/reporter </text:p>
      <text:p text:style-name="P25">_SUB3READY: </text:p>
      <text:p text:style-name="P25">PUSH -100 </text:p>
      <text:p text:style-name="P25">SUB </text:p>
      <text:p text:style-name="P25">ADD </text:p>
      <text:p text:style-name="P25">LOAD </text:p>
      <text:p text:style-name="P25">DUP </text:p>
      <text:p text:style-name="P25">PUSH -100 </text:p>
      <text:p text:style-name="P25">LT </text:p>
      <text:p text:style-name="P25">%BFALSE _CHECKUPPER4 </text:p>
      <text:p text:style-name="P25">%JMP _BOUNDS_ERROR # a bound error handler/reporter, see appendix </text:p>
      <text:p text:style-name="P25">_CHECKUPPER4: </text:p>
      <text:p text:style-name="P25">DUP # of sub_1 </text:p>
      <text:p text:style-name="P25">PUSH 50 </text:p>
      <text:p text:style-name="P25">SWAP </text:p>
      <text:p text:style-name="P25">LT # is upperbound_1 &lt; sub_1 ? </text:p>
      <text:p text:style-name="P25">%BFALSE _SUB4READY </text:p>
      <text:p text:style-name="P25">%JMP _BOUNDS_ERROR # a bound error handler/reporter </text:p>
      <text:p text:style-name="P25">_SUB4READY: </text:p>
      <text:p text:style-name="P25">PUSH -100 </text:p>
      <text:p text:style-name="P25">SUB </text:p>
      <text:p text:style-name="P25">ADD </text:p>
      <text:p text:style-name="P25">SWAP </text:p>
      <text:p text:style-name="P25">STORE # 1-22 </text:p>
      <text:p text:style-name="P25"/>
      <text:p text:style-name="P25">ADDR 0 6 # p </text:p>
      <text:p text:style-name="P25">LOAD </text:p>
      <text:p text:style-name="P25">DUP </text:p>
      <text:p text:style-name="P25">%BFALSE _CHECKOR3 </text:p>
      <text:p text:style-name="P25">%JMP _ENDOR3 </text:p>
      <text:p text:style-name="P25">_CHECKOR3: </text:p>
      <text:p text:style-name="P25">POP </text:p>
      <text:p text:style-name="P25">ADDR 0 7 # q </text:p>
      <text:p text:style-name="P25"><text:soft-page-break/>LOAD </text:p>
      <text:p text:style-name="P25">_ENDOR3: </text:p>
      <text:p text:style-name="P25">DUP </text:p>
      <text:p text:style-name="P25">%BFALSE _CHECKOR4 </text:p>
      <text:p text:style-name="P25">%JMP _ENDOR4 </text:p>
      <text:p text:style-name="P25">_CHECKOR4: </text:p>
      <text:p text:style-name="P25">POP </text:p>
      <text:p text:style-name="P25">ADDR 0 2 # j </text:p>
      <text:p text:style-name="P25">LOAD </text:p>
      <text:p text:style-name="P25">PUSH 0 </text:p>
      <text:p text:style-name="P25">PUSH _RET3 </text:p>
      <text:p text:style-name="P25">ADDR 0 3 # k </text:p>
      <text:p text:style-name="P25">LOAD </text:p>
      <text:p text:style-name="P25">PUSH 7 </text:p>
      <text:p text:style-name="P25">%JMP _FUNC_F </text:p>
      <text:p text:style-name="P25">_RET3: </text:p>
      <text:p text:style-name="P25">LT </text:p>
      <text:p text:style-name="P25">%NOT </text:p>
      <text:p text:style-name="P25">_ENDOR4: </text:p>
      <text:p text:style-name="P25">ADDR 0 71 # C[-4] </text:p>
      <text:p text:style-name="P25">SWAP </text:p>
      <text:p text:style-name="P25">STORE # 1-25 </text:p>
      <text:p text:style-name="P25"/>
      <text:p text:style-name="P25">%RESERVE 100 # E </text:p>
      <text:p text:style-name="P25">%RESERVE 49 # B # 1-26 </text:p>
      <text:p text:style-name="P25"/>
      <text:p text:style-name="P25">PUSH 149 </text:p>
      <text:p text:style-name="P25">POPN # 1-31 </text:p>
      <text:p text:style-name="P25"/>
      <text:p text:style-name="P25"/>
      <text:p text:style-name="P25"/>
      <text:p text:style-name="P25">_FUNC_F: </text:p>
      <text:p text:style-name="P25"><text:s text:c="4"/>%SAVE_CONTEXT 1 </text:p>
      <text:p text:style-name="P25"><text:s text:c="4"/>ADDR 0 0 # &amp;i </text:p>
      <text:p text:style-name="P25"><text:s text:c="4"/>LOAD </text:p>
      <text:p text:style-name="P25"><text:s text:c="4"/>PUSH 0 </text:p>
      <text:p text:style-name="P25"><text:s text:c="4"/>SWAP </text:p>
      <text:p text:style-name="P25"><text:s text:c="4"/>LT </text:p>
      <text:p text:style-name="P25"><text:s text:c="4"/>PUSH _FUNC_F_ELSE1 </text:p>
      <text:p text:style-name="P25"><text:s text:c="4"/>BF </text:p>
      <text:p text:style-name="P25"><text:s text:c="4"/>PUSH 0 </text:p>
      <text:p text:style-name="P25"><text:s text:c="4"/>PUSH _FUNC_F_CALLRET1 </text:p>
      <text:p text:style-name="P25"><text:s text:c="4"/>ADDR 0 0 # &amp;i </text:p>
      <text:p text:style-name="P25"><text:s text:c="4"/>LOAD </text:p>
      <text:p text:style-name="P25"><text:s text:c="4"/>PUSH 1 </text:p>
      <text:p text:style-name="P25"><text:s text:c="4"/>SUB # i - 1 </text:p>
      <text:p text:style-name="P25"><text:soft-page-break/><text:s text:c="4"/>ADDR 0 1 # &amp;j </text:p>
      <text:p text:style-name="P25"><text:s text:c="4"/>LOAD </text:p>
      <text:p text:style-name="P25"><text:s text:c="4"/>PUSH 1 </text:p>
      <text:p text:style-name="P25"><text:s text:c="4"/>ADD # j + 1 </text:p>
      <text:p text:style-name="P25"><text:s text:c="4"/>BR _FUNC_F # f(i - 1, j + 1) </text:p>
      <text:p text:style-name="P25"><text:s text:c="4"/>_FUNC_F_CALLRET1: </text:p>
      <text:p text:style-name="P25"><text:s text:c="4"/>ADDR 1 -4 </text:p>
      <text:p text:style-name="P25"><text:s text:c="4"/>STORE # result f(i - 1, j + 1) </text:p>
      <text:p text:style-name="P25"><text:s text:c="4"/>BR _FUNC_F_END </text:p>
      <text:p text:style-name="P25"><text:s text:c="4"/>_FUNC_F_ELSE1: </text:p>
      <text:p text:style-name="P25"><text:s text:c="8"/>ADDR 0 0 # &amp;i </text:p>
      <text:p text:style-name="P25"><text:s text:c="8"/>LOAD </text:p>
      <text:p text:style-name="P25"><text:s text:c="8"/>PUSH 0 </text:p>
      <text:p text:style-name="P25"><text:s text:c="8"/>LT </text:p>
      <text:p text:style-name="P25"><text:s text:c="8"/>PUSH _FUNC_F_ELSE2 </text:p>
      <text:p text:style-name="P25"><text:s text:c="8"/>BF </text:p>
      <text:p text:style-name="P25"><text:s text:c="8"/>PUSH 0 </text:p>
      <text:p text:style-name="P25"><text:s text:c="8"/>PUSH _FUNC_F_CALLRET2 </text:p>
      <text:p text:style-name="P25"><text:s text:c="8"/>ADDR 0 0 # &amp;i </text:p>
      <text:p text:style-name="P25"><text:s text:c="8"/>LOAD </text:p>
      <text:p text:style-name="P25"><text:s text:c="8"/>PUSH 1 </text:p>
      <text:p text:style-name="P25"><text:s text:c="8"/>ADD # i + 1 </text:p>
      <text:p text:style-name="P25"><text:s text:c="8"/>ADDR 0 1 # &amp;j </text:p>
      <text:p text:style-name="P25"><text:s text:c="8"/>LOAD </text:p>
      <text:p text:style-name="P25"><text:s text:c="8"/>PUSH 1 </text:p>
      <text:p text:style-name="P25"><text:s text:c="8"/>SUB # j - 1 </text:p>
      <text:p text:style-name="P25"><text:s text:c="8"/>BR _FUNC_F # f(i + 1, j - 1) </text:p>
      <text:p text:style-name="P25"><text:s text:c="8"/>_FUNC_F_CALLRET2: </text:p>
      <text:p text:style-name="P25"><text:s text:c="8"/>ADDR 1 -4 </text:p>
      <text:p text:style-name="P25"><text:s text:c="8"/>STORE # result f(i + 1, j - 1) </text:p>
      <text:p text:style-name="P25"><text:s text:c="8"/>BR _FUNC_F_END </text:p>
      <text:p text:style-name="P25"><text:s text:c="8"/>_FUNC_F_ELSE2: </text:p>
      <text:p text:style-name="P25"><text:s text:c="8"/>ADDR 0 1 # &amp;j </text:p>
      <text:p text:style-name="P25"><text:s text:c="8"/>LOAD </text:p>
      <text:p text:style-name="P25"><text:s text:c="8"/>ADDR 1 -4 </text:p>
      <text:p text:style-name="P25"><text:s text:c="8"/>STORE # result j </text:p>
      <text:p text:style-name="P25"><text:s text:c="8"/>BR _FUNC_F_END </text:p>
      <text:p text:style-name="P25"><text:s text:c="4"/>_FUNC_F_END: </text:p>
      <text:p text:style-name="P25"><text:s text:c="4"/>%RESTORE_CONTEXT 1 2 </text:p>
      <text:p text:style-name="P25"/>
      <text:p text:style-name="P25">% RESTORE_CONTEXT 0 0 </text:p>
      <text:p text:style-name="P25"/>
      <text:p text:style-name="P21"/>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text:list-level-style-bullet>
      <text:list-level-style-bullet text:level="2" text:style-name="List4Level1" text:bullet-char="○">
        <style:list-level-properties text:space-before="0.75in" text:min-label-width="0.25in"/>
      </text:list-level-style-bullet>
      <text:list-level-style-bullet text:level="3" text:style-name="List4Level2" text:bullet-char="■">
        <style:list-level-properties text:space-before="1.3748in" text:min-label-width="0.1252in"/>
      </text:list-level-style-bullet>
      <text:list-level-style-bullet text:level="4" text:style-name="List4Level3" text:bullet-char="●">
        <style:list-level-properties text:space-before="1.75in" text:min-label-width="0.25in"/>
      </text:list-level-style-bullet>
      <text:list-level-style-bullet text:level="5" text:style-name="List4Level4" text:bullet-char="○">
        <style:list-level-properties text:space-before="2.25in" text:min-label-width="0.25in"/>
      </text:list-level-style-bullet>
      <text:list-level-style-bullet text:level="6" text:style-name="List4Level5" text:bullet-char="■">
        <style:list-level-properties text:space-before="2.8748in" text:min-label-width="0.1252in"/>
      </text:list-level-style-bullet>
      <text:list-level-style-bullet text:level="7" text:style-name="List4Level6" text:bullet-char="●">
        <style:list-level-properties text:space-before="3.25in" text:min-label-width="0.25in"/>
      </text:list-level-style-bullet>
      <text:list-level-style-bullet text:level="8" text:style-name="List4Level7" text:bullet-char="○">
        <style:list-level-properties text:space-before="3.75in" text:min-label-width="0.25in"/>
      </text:list-level-style-bullet>
      <text:list-level-style-bullet text:level="9" text:style-name="List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text:list-level-style-bullet>
      <text:list-level-style-bullet text:level="2" text:style-name="List5Level1" text:bullet-char="○">
        <style:list-level-properties text:space-before="0.75in" text:min-label-width="0.25in"/>
      </text:list-level-style-bullet>
      <text:list-level-style-bullet text:level="3" text:style-name="List5Level2" text:bullet-char="■">
        <style:list-level-properties text:space-before="1.3748in" text:min-label-width="0.1252in"/>
      </text:list-level-style-bullet>
      <text:list-level-style-bullet text:level="4" text:style-name="List5Level3" text:bullet-char="●">
        <style:list-level-properties text:space-before="1.75in" text:min-label-width="0.25in"/>
      </text:list-level-style-bullet>
      <text:list-level-style-bullet text:level="5" text:style-name="List5Level4" text:bullet-char="○">
        <style:list-level-properties text:space-before="2.25in" text:min-label-width="0.25in"/>
      </text:list-level-style-bullet>
      <text:list-level-style-bullet text:level="6" text:style-name="List5Level5" text:bullet-char="■">
        <style:list-level-properties text:space-before="2.8748in" text:min-label-width="0.1252in"/>
      </text:list-level-style-bullet>
      <text:list-level-style-bullet text:level="7" text:style-name="List5Level6" text:bullet-char="●">
        <style:list-level-properties text:space-before="3.25in" text:min-label-width="0.25in"/>
      </text:list-level-style-bullet>
      <text:list-level-style-bullet text:level="8" text:style-name="List5Level7" text:bullet-char="○">
        <style:list-level-properties text:space-before="3.75in" text:min-label-width="0.25in"/>
      </text:list-level-style-bullet>
      <text:list-level-style-bullet text:level="9" text:style-name="List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text:bullet-char="●">
        <style:list-level-properties text:space-before="0.25in" text:min-label-width="0.25in"/>
      </text:list-level-style-bullet>
      <text:list-level-style-bullet text:level="2" text:style-name="List6Level1" text:bullet-char="○">
        <style:list-level-properties text:space-before="0.75in" text:min-label-width="0.25in"/>
      </text:list-level-style-bullet>
      <text:list-level-style-bullet text:level="3" text:style-name="List6Level2" text:bullet-char="■">
        <style:list-level-properties text:space-before="1.3748in" text:min-label-width="0.1252in"/>
      </text:list-level-style-bullet>
      <text:list-level-style-bullet text:level="4" text:style-name="List6Level3" text:bullet-char="●">
        <style:list-level-properties text:space-before="1.75in" text:min-label-width="0.25in"/>
      </text:list-level-style-bullet>
      <text:list-level-style-bullet text:level="5" text:style-name="List6Level4" text:bullet-char="○">
        <style:list-level-properties text:space-before="2.25in" text:min-label-width="0.25in"/>
      </text:list-level-style-bullet>
      <text:list-level-style-bullet text:level="6" text:style-name="List6Level5" text:bullet-char="■">
        <style:list-level-properties text:space-before="2.8748in" text:min-label-width="0.1252in"/>
      </text:list-level-style-bullet>
      <text:list-level-style-bullet text:level="7" text:style-name="List6Level6" text:bullet-char="●">
        <style:list-level-properties text:space-before="3.25in" text:min-label-width="0.25in"/>
      </text:list-level-style-bullet>
      <text:list-level-style-bullet text:level="8" text:style-name="List6Level7" text:bullet-char="○">
        <style:list-level-properties text:space-before="3.75in" text:min-label-width="0.25in"/>
      </text:list-level-style-bullet>
      <text:list-level-style-bullet text:level="9" text:style-name="List6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5.3$Linux_X86_64 LibreOffice_project/410m0$Build-3</meta:generator>
    <dc:title/>
    <meta:initial-creator/>
    <dc:creator>Mike </dc:creator>
    <meta:editing-cycles>16</meta:editing-cycles>
    <dc:date>2014-03-25T11:13:03.812446588</dc:date>
    <meta:editing-duration>PT27M6S</meta:editing-duration>
    <meta:document-statistic meta:table-count="1" meta:image-count="0" meta:object-count="0" meta:page-count="41" meta:paragraph-count="1399" meta:word-count="5983" meta:character-count="32348" meta:non-whitespace-character-count="25223"/>
  </office:meta>
</office:document-meta>
</file>